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9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11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niMD_ref Original Performance 61^3" table:style-name="ta1">
        <office:forms form:automatic-focus="false" form:apply-design-mode="false"/>
        <table:table-column table:style-name="co1" table:default-cell-style-name="ce11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1" table:number-columns-repeated="4" table:default-cell-style-name="ce10"/>
        <table:table-column table:style-name="co1" table:default-cell-style-name="Default"/>
        <table:table-column table:style-name="co1" table:number-columns-repeated="2" table:default-cell-style-name="ce11"/>
        <table:table-column table:style-name="co1" table:number-columns-repeated="43" table:default-cell-style-name="Default"/>
        <table:table-row table:style-name="ro1">
          <table:table-cell table:style-name="ce9" office:value-type="string" calcext:value-type="string">
            <text:p># Nodes</text:p>
          </table:table-cell>
          <table:table-cell table:style-name="ce9" office:value-type="string" calcext:value-type="string">
            <text:p><text:span text:style-name="T1"># </text:span>MPI_proc</text:p>
          </table:table-cell>
          <table:table-cell table:style-name="ce9" office:value-type="string" calcext:value-type="string">
            <text:p>OMP_threads</text:p>
          </table:table-cell>
          <table:table-cell table:style-name="ce9" office:value-type="string" calcext:value-type="string">
            <text:p>nsteps</text:p>
          </table:table-cell>
          <table:table-cell table:style-name="ce9" office:value-type="string" calcext:value-type="string">
            <text:p>natoms</text:p>
          </table:table-cell>
          <table:table-cell table:style-name="ce9" office:value-type="string" calcext:value-type="string">
            <text:p>t_total</text:p>
          </table:table-cell>
          <table:table-cell table:style-name="ce9" office:value-type="string" calcext:value-type="string">
            <text:p>t_force</text:p>
          </table:table-cell>
          <table:table-cell table:style-name="ce9" office:value-type="string" calcext:value-type="string">
            <text:p>t_neigh</text:p>
          </table:table-cell>
          <table:table-cell table:style-name="ce9" office:value-type="string" calcext:value-type="string">
            <text:p>t_comm</text:p>
          </table:table-cell>
          <table:table-cell table:style-name="ce9" office:value-type="string" calcext:value-type="string">
            <text:p>t_other</text:p>
          </table:table-cell>
          <table:table-cell table:style-name="ce9" office:value-type="string" calcext:value-type="string">
            <text:p>performance</text:p>
          </table:table-cell>
          <table:table-cell table:style-name="ce9" office:value-type="string" calcext:value-type="string">
            <text:p>perf/thread</text:p>
          </table:table-cell>
          <table:table-cell table:style-name="ce9" office:value-type="string" calcext:value-type="string">
            <text:p>grep_string</text:p>
          </table:table-cell>
          <table:table-cell table:style-name="ce9" office:value-type="string" calcext:value-type="string">
            <text:p>t_extra</text:p>
          </table:table-cell>
          <table:table-cell table:style-name="ce9" office:value-type="string" calcext:value-type="string">
            <text:p>% Force</text:p>
          </table:table-cell>
          <table:table-cell table:style-name="ce9" office:value-type="string" calcext:value-type="string">
            <text:p>% Neigh</text:p>
          </table:table-cell>
          <table:table-cell table:style-name="ce9" office:value-type="string" calcext:value-type="string">
            <text:p>% Comm</text:p>
          </table:table-cell>
          <table:table-cell table:style-name="ce9" office:value-type="string" calcext:value-type="string">
            <text:p>% Other</text:p>
          </table:table-cell>
          <table:table-cell table:style-name="ce9"/>
          <table:table-cell table:style-name="ce9" office:value-type="string" calcext:value-type="string">
            <text:p>Speed-up</text:p>
          </table:table-cell>
          <table:table-cell table:style-name="ce9" office:value-type="string" calcext:value-type="string">
            <text:p>Efficiency</text:p>
          </table:table-cell>
          <table:table-cell table:style-name="ce9"/>
          <table:table-cell table:style-name="ce9" office:value-type="string" calcext:value-type="string">
            <text:p>procgrid[0]</text:p>
          </table:table-cell>
          <table:table-cell table:style-name="ce9" office:value-type="string" calcext:value-type="string">
            <text:p>procgrid[1]</text:p>
          </table:table-cell>
          <table:table-cell table:style-name="ce9" office:value-type="string" calcext:value-type="string">
            <text:p>procgrid[2]</text:p>
          </table:table-cell>
          <table:table-cell table:style-name="ce9" table:number-columns-repeated="39"/>
        </table:table-row>
        <table:table-row table:style-name="ro1">
          <table:table-cell table:formula="of:=([.B2]*[.C2])/36" office:value-type="float" office:value="0.0277777777777778" calcext:value-type="float">
            <text:p>0.027777777777778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500" calcext:value-type="float">
            <text:p>2500</text:p>
          </table:table-cell>
          <table:table-cell table:style-name="ce11" office:value-type="float" office:value="907924" calcext:value-type="float">
            <text:p>907924</text:p>
          </table:table-cell>
          <table:table-cell table:style-name="ce11" office:value-type="float" office:value="2283.30594" calcext:value-type="float">
            <text:p>2283.30594</text:p>
          </table:table-cell>
          <table:table-cell table:style-name="ce11" office:value-type="float" office:value="1836.396417" calcext:value-type="float">
            <text:p>1836.396417</text:p>
          </table:table-cell>
          <table:table-cell table:style-name="ce11" office:value-type="float" office:value="407.654368" calcext:value-type="float">
            <text:p>407.654368</text:p>
          </table:table-cell>
          <table:table-cell table:style-name="ce11" office:value-type="float" office:value="8.452217" calcext:value-type="float">
            <text:p>8.452217</text:p>
          </table:table-cell>
          <table:table-cell table:style-name="ce11" office:value-type="float" office:value="30.802938" calcext:value-type="float">
            <text:p>30.802938</text:p>
          </table:table-cell>
          <table:table-cell table:number-columns-repeated="2" table:style-name="ce11" office:value-type="float" office:value="994089.298384" calcext:value-type="float">
            <text:p>994089.298384</text:p>
          </table:table-cell>
          <table:table-cell table:style-name="ce11" office:value-type="string" calcext:value-type="string">
            <text:p>PERF_SUMMARY</text:p>
          </table:table-cell>
          <table:table-cell table:style-name="ce11" office:value-type="float" office:value="5.218629" calcext:value-type="float">
            <text:p>5.218629</text:p>
          </table:table-cell>
          <table:table-cell table:formula="of:=[.G2]/[.$F2]" office:value-type="percentage" office:value="0.804270853427552" calcext:value-type="percentage">
            <text:p>80.43%</text:p>
          </table:table-cell>
          <table:table-cell table:formula="of:=[.H2]/[.$F2]" office:value-type="percentage" office:value="0.178536901629573" calcext:value-type="percentage">
            <text:p>17.85%</text:p>
          </table:table-cell>
          <table:table-cell table:formula="of:=[.I2]/[.$F2]" office:value-type="percentage" office:value="0.00370174528604783" calcext:value-type="percentage">
            <text:p>0.37%</text:p>
          </table:table-cell>
          <table:table-cell table:formula="of:=[.J2]/[.$F2]" office:value-type="percentage" office:value="0.0134904996568265" calcext:value-type="percentage">
            <text:p>1.35%</text:p>
          </table:table-cell>
          <table:table-cell table:style-name="ce11"/>
          <table:table-cell table:number-columns-repeated="2"/>
          <table:table-cell table:style-name="ce11" table:number-columns-repeated="43"/>
        </table:table-row>
        <table:table-row table:style-name="ro1">
          <table:table-cell table:formula="of:=([.B3]*[.C3])/36" office:value-type="float" office:value="1" calcext:value-type="float">
            <text:p>1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500" calcext:value-type="float">
            <text:p>2500</text:p>
          </table:table-cell>
          <table:table-cell table:style-name="ce11" office:value-type="float" office:value="907924" calcext:value-type="float">
            <text:p>907924</text:p>
          </table:table-cell>
          <table:table-cell table:style-name="ce11" office:value-type="float" office:value="65.786627" calcext:value-type="float">
            <text:p>65.786627</text:p>
          </table:table-cell>
          <table:table-cell table:style-name="ce11" office:value-type="float" office:value="51.637483" calcext:value-type="float">
            <text:p>51.637483</text:p>
          </table:table-cell>
          <table:table-cell table:style-name="ce11" office:value-type="float" office:value="11.055844" calcext:value-type="float">
            <text:p>11.055844</text:p>
          </table:table-cell>
          <table:table-cell table:style-name="ce11" office:value-type="float" office:value="1.975875" calcext:value-type="float">
            <text:p>1.975875</text:p>
          </table:table-cell>
          <table:table-cell table:style-name="ce11" office:value-type="float" office:value="1.117426" calcext:value-type="float">
            <text:p>1.117426</text:p>
          </table:table-cell>
          <table:table-cell table:style-name="ce11" office:value-type="float" office:value="34502604.712541" calcext:value-type="float">
            <text:p>34502604.712541</text:p>
          </table:table-cell>
          <table:table-cell table:style-name="ce11" office:value-type="float" office:value="958405.686459" calcext:value-type="float">
            <text:p>958405.686459</text:p>
          </table:table-cell>
          <table:table-cell table:style-name="ce11" office:value-type="string" calcext:value-type="string">
            <text:p>PERF_SUMMARY</text:p>
          </table:table-cell>
          <table:table-cell table:style-name="ce11" office:value-type="float" office:value="0.389677" calcext:value-type="float">
            <text:p>0.389677</text:p>
          </table:table-cell>
          <table:table-cell table:formula="of:=[.G3]/[.$F3]" office:value-type="percentage" office:value="0.784923704934743" calcext:value-type="percentage">
            <text:p>78.49%</text:p>
          </table:table-cell>
          <table:table-cell table:formula="of:=[.H3]/[.$F3]" office:value-type="percentage" office:value="0.168056100520247" calcext:value-type="percentage">
            <text:p>16.81%</text:p>
          </table:table-cell>
          <table:table-cell table:formula="of:=[.I3]/[.$F3]" office:value-type="percentage" office:value="0.0300345995851102" calcext:value-type="percentage">
            <text:p>3.00%</text:p>
          </table:table-cell>
          <table:table-cell table:formula="of:=[.J3]/[.$F3]" office:value-type="percentage" office:value="0.0169856101605574" calcext:value-type="percentage">
            <text:p>1.70%</text:p>
          </table:table-cell>
          <table:table-cell table:style-name="ce11"/>
          <table:table-cell table:number-columns-repeated="2" office:value-type="float" office:value="1" calcext:value-type="float">
            <text:p>1</text:p>
          </table:table-cell>
          <table:table-cell table:style-name="ce11" table:number-columns-repeated="43"/>
        </table:table-row>
        <table:table-row table:style-name="ro1">
          <table:table-cell table:formula="of:=([.B4]*[.C4])/36"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33.398074" calcext:value-type="float">
            <text:p>33.398074</text:p>
          </table:table-cell>
          <table:table-cell office:value-type="float" office:value="25.72783" calcext:value-type="float">
            <text:p>25.72783</text:p>
          </table:table-cell>
          <table:table-cell office:value-type="float" office:value="5.496661" calcext:value-type="float">
            <text:p>5.496661</text:p>
          </table:table-cell>
          <table:table-cell office:value-type="float" office:value="1.595794" calcext:value-type="float">
            <text:p>1.595794</text:p>
          </table:table-cell>
          <table:table-cell office:value-type="float" office:value="0.577789" calcext:value-type="float">
            <text:p>0.577789</text:p>
          </table:table-cell>
          <table:table-cell office:value-type="float" office:value="67962302.995897" calcext:value-type="float">
            <text:p>67962302.995897</text:p>
          </table:table-cell>
          <table:table-cell office:value-type="float" office:value="943920.874943" calcext:value-type="float">
            <text:p>943920.874943</text:p>
          </table:table-cell>
          <table:table-cell office:value-type="string" calcext:value-type="string">
            <text:p>PERF_SUMMARY</text:p>
          </table:table-cell>
          <table:table-cell office:value-type="float" office:value="0.250903" calcext:value-type="float">
            <text:p>0.250903</text:p>
          </table:table-cell>
          <table:table-cell table:formula="of:=[.G4]/[.$F4]" office:value-type="percentage" office:value="0.770338732706563" calcext:value-type="percentage">
            <text:p>77.03%</text:p>
          </table:table-cell>
          <table:table-cell table:formula="of:=[.H4]/[.$F4]" office:value-type="percentage" office:value="0.164580179084578" calcext:value-type="percentage">
            <text:p>16.46%</text:p>
          </table:table-cell>
          <table:table-cell table:formula="of:=[.I4]/[.$F4]" office:value-type="percentage" office:value="0.0477810187497638" calcext:value-type="percentage">
            <text:p>4.78%</text:p>
          </table:table-cell>
          <table:table-cell table:formula="of:=[.J4]/[.$F4]" office:value-type="percentage" office:value="0.0173000694590952" calcext:value-type="percentage">
            <text:p>1.73%</text:p>
          </table:table-cell>
          <table:table-cell/>
          <table:table-cell table:style-name="Default" table:formula="of:=[.F$3]/[.F4]" office:value-type="float" office:value="1.96977307733374" calcext:value-type="float">
            <text:p>1.96977307733374</text:p>
          </table:table-cell>
          <table:table-cell table:style-name="Default" table:formula="of:=[.T4]/[.A4]" office:value-type="float" office:value="0.98488653866687" calcext:value-type="float">
            <text:p>0.98488653866687</text:p>
          </table:table-cell>
          <table:table-cell table:number-columns-repeated="43"/>
        </table:table-row>
        <table:table-row table:style-name="ro1">
          <table:table-cell table:formula="of:=([.B5]*[.C5])/36"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11.687549" calcext:value-type="float">
            <text:p>11.687549</text:p>
          </table:table-cell>
          <table:table-cell office:value-type="float" office:value="8.9444" calcext:value-type="float">
            <text:p>8.9444</text:p>
          </table:table-cell>
          <table:table-cell office:value-type="float" office:value="1.83825" calcext:value-type="float">
            <text:p>1.83825</text:p>
          </table:table-cell>
          <table:table-cell office:value-type="float" office:value="0.697709" calcext:value-type="float">
            <text:p>0.697709</text:p>
          </table:table-cell>
          <table:table-cell office:value-type="float" office:value="0.207191" calcext:value-type="float">
            <text:p>0.207191</text:p>
          </table:table-cell>
          <table:table-cell office:value-type="float" office:value="194207528.626641" calcext:value-type="float">
            <text:p>194207528.626641</text:p>
          </table:table-cell>
          <table:table-cell office:value-type="float" office:value="899108.928827" calcext:value-type="float">
            <text:p>899108.928827</text:p>
          </table:table-cell>
          <table:table-cell office:value-type="string" calcext:value-type="string">
            <text:p>PERF_SUMMARY</text:p>
          </table:table-cell>
          <table:table-cell office:value-type="float" office:value="0.120965" calcext:value-type="float">
            <text:p>0.120965</text:p>
          </table:table-cell>
          <table:table-cell table:formula="of:=[.G5]/[.$F5]" office:value-type="percentage" office:value="0.765293048183156" calcext:value-type="percentage">
            <text:p>76.53%</text:p>
          </table:table-cell>
          <table:table-cell table:formula="of:=[.H5]/[.$F5]" office:value-type="percentage" office:value="0.157282763049806" calcext:value-type="percentage">
            <text:p>15.73%</text:p>
          </table:table-cell>
          <table:table-cell table:formula="of:=[.I5]/[.$F5]" office:value-type="percentage" office:value="0.0596967764584345" calcext:value-type="percentage">
            <text:p>5.97%</text:p>
          </table:table-cell>
          <table:table-cell table:formula="of:=[.J5]/[.$F5]" office:value-type="percentage" office:value="0.0177274978697415" calcext:value-type="percentage">
            <text:p>1.77%</text:p>
          </table:table-cell>
          <table:table-cell/>
          <table:table-cell table:style-name="Default" table:formula="of:=[.F$3]/[.F5]" office:value-type="float" office:value="5.62877871143043" calcext:value-type="float">
            <text:p>5.62877871143043</text:p>
          </table:table-cell>
          <table:table-cell table:style-name="Default" table:formula="of:=[.T5]/[.A5]" office:value-type="float" office:value="0.938129785238405" calcext:value-type="float">
            <text:p>0.938129785238405</text:p>
          </table:table-cell>
          <table:table-cell table:number-columns-repeated="43"/>
        </table:table-row>
        <table:table-row table:style-name="ro1">
          <table:table-cell table:formula="of:=([.B6]*[.C6])/36" office:value-type="float" office:value="12" calcext:value-type="float">
            <text:p>12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6.130906" calcext:value-type="float">
            <text:p>6.130906</text:p>
          </table:table-cell>
          <table:table-cell office:value-type="float" office:value="4.450942" calcext:value-type="float">
            <text:p>4.450942</text:p>
          </table:table-cell>
          <table:table-cell office:value-type="float" office:value="0.911589" calcext:value-type="float">
            <text:p>0.911589</text:p>
          </table:table-cell>
          <table:table-cell office:value-type="float" office:value="0.635736" calcext:value-type="float">
            <text:p>0.635736</text:p>
          </table:table-cell>
          <table:table-cell office:value-type="float" office:value="0.13264" calcext:value-type="float">
            <text:p>0.13264</text:p>
          </table:table-cell>
          <table:table-cell office:value-type="float" office:value="370224223.708068" calcext:value-type="float">
            <text:p>370224223.708068</text:p>
          </table:table-cell>
          <table:table-cell office:value-type="float" office:value="857000.517843" calcext:value-type="float">
            <text:p>857000.517843</text:p>
          </table:table-cell>
          <table:table-cell office:value-type="string" calcext:value-type="string">
            <text:p>PERF_SUMMARY</text:p>
          </table:table-cell>
          <table:table-cell office:value-type="float" office:value="0.083037" calcext:value-type="float">
            <text:p>0.083037</text:p>
          </table:table-cell>
          <table:table-cell table:formula="of:=[.G6]/[.$F6]" office:value-type="percentage" office:value="0.725984381427476" calcext:value-type="percentage">
            <text:p>72.60%</text:p>
          </table:table-cell>
          <table:table-cell table:formula="of:=[.H6]/[.$F6]" office:value-type="percentage" office:value="0.148687485993098" calcext:value-type="percentage">
            <text:p>14.87%</text:p>
          </table:table-cell>
          <table:table-cell table:formula="of:=[.I6]/[.$F6]" office:value-type="percentage" office:value="0.103693646583392" calcext:value-type="percentage">
            <text:p>10.37%</text:p>
          </table:table-cell>
          <table:table-cell table:formula="of:=[.J6]/[.$F6]" office:value-type="percentage" office:value="0.0216346491040639" calcext:value-type="percentage">
            <text:p>2.16%</text:p>
          </table:table-cell>
          <table:table-cell/>
          <table:table-cell table:style-name="Default" table:formula="of:=[.F$3]/[.F6]" office:value-type="float" office:value="10.7303271327272" calcext:value-type="float">
            <text:p>10.7303271327272</text:p>
          </table:table-cell>
          <table:table-cell table:style-name="Default" table:formula="of:=[.T6]/[.A6]" office:value-type="float" office:value="0.894193927727267" calcext:value-type="float">
            <text:p>0.894193927727267</text:p>
          </table:table-cell>
          <table:table-cell table:number-columns-repeated="43"/>
        </table:table-row>
        <table:table-row table:style-name="ro1">
          <table:table-cell table:formula="of:=([.B7]*[.C7])/36" office:value-type="float" office:value="24" calcext:value-type="float">
            <text:p>24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3.20229" calcext:value-type="float">
            <text:p>3.20229</text:p>
          </table:table-cell>
          <table:table-cell office:value-type="float" office:value="2.294406" calcext:value-type="float">
            <text:p>2.294406</text:p>
          </table:table-cell>
          <table:table-cell office:value-type="float" office:value="0.458346" calcext:value-type="float">
            <text:p>0.458346</text:p>
          </table:table-cell>
          <table:table-cell office:value-type="float" office:value="0.400297" calcext:value-type="float">
            <text:p>0.400297</text:p>
          </table:table-cell>
          <table:table-cell office:value-type="float" office:value="0.049241" calcext:value-type="float">
            <text:p>0.049241</text:p>
          </table:table-cell>
          <table:table-cell office:value-type="float" office:value="708808356.109475" calcext:value-type="float">
            <text:p>708808356.109475</text:p>
          </table:table-cell>
          <table:table-cell office:value-type="float" office:value="820380.041793" calcext:value-type="float">
            <text:p>820380.041793</text:p>
          </table:table-cell>
          <table:table-cell office:value-type="string" calcext:value-type="string">
            <text:p>PERF_SUMMARY</text:p>
          </table:table-cell>
          <table:table-cell office:value-type="float" office:value="0.052536" calcext:value-type="float">
            <text:p>0.052536</text:p>
          </table:table-cell>
          <table:table-cell table:formula="of:=[.G7]/[.$F7]" office:value-type="percentage" office:value="0.716489137461004" calcext:value-type="percentage">
            <text:p>71.65%</text:p>
          </table:table-cell>
          <table:table-cell table:formula="of:=[.H7]/[.$F7]" office:value-type="percentage" office:value="0.143130697094891" calcext:value-type="percentage">
            <text:p>14.31%</text:p>
          </table:table-cell>
          <table:table-cell table:formula="of:=[.I7]/[.$F7]" office:value-type="percentage" office:value="0.125003356972666" calcext:value-type="percentage">
            <text:p>12.50%</text:p>
          </table:table-cell>
          <table:table-cell table:formula="of:=[.J7]/[.$F7]" office:value-type="percentage" office:value="0.0153768084714376" calcext:value-type="percentage">
            <text:p>1.54%</text:p>
          </table:table-cell>
          <table:table-cell/>
          <table:table-cell table:style-name="Default" table:formula="of:=[.F$3]/[.F7]" office:value-type="float" office:value="20.5436194098598" calcext:value-type="float">
            <text:p>20.5436194098598</text:p>
          </table:table-cell>
          <table:table-cell table:style-name="Default" table:formula="of:=[.T7]/[.A7]" office:value-type="float" office:value="0.855984142077492" calcext:value-type="float">
            <text:p>0.855984142077492</text:p>
          </table:table-cell>
          <table:table-cell table:number-columns-repeated="43"/>
        </table:table-row>
        <table:table-row table:style-name="ro1">
          <table:table-cell table:formula="of:=([.B8]*[.C8])/36" office:value-type="float" office:value="28" calcext:value-type="float">
            <text:p>28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2.999064" calcext:value-type="float">
            <text:p>2.999064</text:p>
          </table:table-cell>
          <table:table-cell office:value-type="float" office:value="1.950924" calcext:value-type="float">
            <text:p>1.950924</text:p>
          </table:table-cell>
          <table:table-cell office:value-type="float" office:value="0.388801" calcext:value-type="float">
            <text:p>0.388801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040039" calcext:value-type="float">
            <text:p>0.040039</text:p>
          </table:table-cell>
          <table:table-cell office:value-type="float" office:value="756839386.742129" calcext:value-type="float">
            <text:p>756839386.742129</text:p>
          </table:table-cell>
          <table:table-cell office:value-type="float" office:value="750832.724943" calcext:value-type="float">
            <text:p>750832.724943</text:p>
          </table:table-cell>
          <table:table-cell office:value-type="string" calcext:value-type="string">
            <text:p>PERF_SUMMARY</text:p>
          </table:table-cell>
          <table:table-cell office:value-type="float" office:value="0.086955" calcext:value-type="float">
            <text:p>0.086955</text:p>
          </table:table-cell>
          <table:table-cell table:formula="of:=[.G8]/[.$F8]" office:value-type="percentage" office:value="0.650510959419339" calcext:value-type="percentage">
            <text:p>65.05%</text:p>
          </table:table-cell>
          <table:table-cell table:formula="of:=[.H8]/[.$F8]" office:value-type="percentage" office:value="0.129640781257086" calcext:value-type="percentage">
            <text:p>12.96%</text:p>
          </table:table-cell>
          <table:table-cell table:formula="of:=[.I8]/[.$F8]" office:value-type="percentage" office:value="0.206497760634651" calcext:value-type="percentage">
            <text:p>20.65%</text:p>
          </table:table-cell>
          <table:table-cell table:formula="of:=[.J8]/[.$F8]" office:value-type="percentage" office:value="0.0133504986889243" calcext:value-type="percentage">
            <text:p>1.34%</text:p>
          </table:table-cell>
          <table:table-cell/>
          <table:table-cell table:style-name="Default" table:formula="of:=[.F$3]/[.F8]" office:value-type="float" office:value="21.9357196111854" calcext:value-type="float">
            <text:p>21.9357196111854</text:p>
          </table:table-cell>
          <table:table-cell table:style-name="Default" table:formula="of:=[.T8]/[.A8]" office:value-type="float" office:value="0.783418557542334" calcext:value-type="float">
            <text:p>0.783418557542334</text:p>
          </table:table-cell>
          <table:table-cell table:number-columns-repeated="43"/>
        </table:table-row>
        <table:table-row table:style-name="ro1">
          <table:table-cell table:style-name="Default"/>
          <table:table-cell table:number-columns-repeated="13"/>
          <table:table-cell table:style-name="Default" table:number-columns-repeated="4"/>
          <table:table-cell/>
          <table:table-cell table:style-name="Default" table:number-columns-repeated="2"/>
          <table:table-cell table:number-columns-repeated="43"/>
        </table:table-row>
        <table:table-row table:style-name="ro1">
          <table:table-cell table:formula="of:=([.B10]*[.C10])/36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500" calcext:value-type="float">
            <text:p>2500</text:p>
          </table:table-cell>
          <table:table-cell table:style-name="ce11" office:value-type="float" office:value="907924" calcext:value-type="float">
            <text:p>907924</text:p>
          </table:table-cell>
          <table:table-cell table:style-name="ce11" office:value-type="float" office:value="72.030322" calcext:value-type="float">
            <text:p>72.030322</text:p>
          </table:table-cell>
          <table:table-cell table:style-name="ce11" office:value-type="float" office:value="55.0478" calcext:value-type="float">
            <text:p>55.0478</text:p>
          </table:table-cell>
          <table:table-cell table:style-name="ce11" office:value-type="float" office:value="11.930233" calcext:value-type="float">
            <text:p>11.930233</text:p>
          </table:table-cell>
          <table:table-cell table:style-name="ce11" office:value-type="float" office:value="1.163034" calcext:value-type="float">
            <text:p>1.163034</text:p>
          </table:table-cell>
          <table:table-cell table:style-name="ce11" office:value-type="float" office:value="3.889255" calcext:value-type="float">
            <text:p>3.889255</text:p>
          </table:table-cell>
          <table:table-cell table:style-name="ce11" office:value-type="float" office:value="31511868.093687" calcext:value-type="float">
            <text:p>31511868.093687</text:p>
          </table:table-cell>
          <table:table-cell table:style-name="ce11" office:value-type="float" office:value="875329.669269" calcext:value-type="float">
            <text:p>875329.669269</text:p>
          </table:table-cell>
          <table:table-cell table:style-name="ce11" office:value-type="string" calcext:value-type="string">
            <text:p>PERF_SUMMARY</text:p>
          </table:table-cell>
          <table:table-cell table:style-name="ce11" office:value-type="float" office:value="0.646311" calcext:value-type="float">
            <text:p>0.646311</text:p>
          </table:table-cell>
          <table:table-cell table:formula="of:=[.G10]/[.$F10]" office:value-type="percentage" office:value="0.764230930412889" calcext:value-type="percentage">
            <text:p>76.42%</text:p>
          </table:table-cell>
          <table:table-cell table:formula="of:=[.H10]/[.$F10]" office:value-type="percentage" office:value="0.165627928193907" calcext:value-type="percentage">
            <text:p>16.56%</text:p>
          </table:table-cell>
          <table:table-cell table:formula="of:=[.I10]/[.$F10]" office:value-type="percentage" office:value="0.0161464501019446" calcext:value-type="percentage">
            <text:p>1.61%</text:p>
          </table:table-cell>
          <table:table-cell table:formula="of:=[.J10]/[.$F10]" office:value-type="percentage" office:value="0.0539946912912593" calcext:value-type="percentage">
            <text:p>5.40%</text:p>
          </table:table-cell>
          <table:table-cell table:style-name="ce11"/>
          <table:table-cell table:number-columns-repeated="2" office:value-type="float" office:value="1" calcext:value-type="float">
            <text:p>1</text:p>
          </table:table-cell>
          <table:table-cell table:style-name="ce11" table:number-columns-repeated="43"/>
        </table:table-row>
        <table:table-row table:style-name="ro1">
          <table:table-cell table:formula="of:=([.B11]*[.C11])/36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500" calcext:value-type="float">
            <text:p>2500</text:p>
          </table:table-cell>
          <table:table-cell table:style-name="ce11" office:value-type="float" office:value="907924" calcext:value-type="float">
            <text:p>907924</text:p>
          </table:table-cell>
          <table:table-cell table:style-name="ce11" office:value-type="float" office:value="9.182032" calcext:value-type="float">
            <text:p>9.182032</text:p>
          </table:table-cell>
          <table:table-cell table:style-name="ce11" office:value-type="float" office:value="5.692106" calcext:value-type="float">
            <text:p>5.692106</text:p>
          </table:table-cell>
          <table:table-cell table:style-name="ce11" office:value-type="float" office:value="1.278809" calcext:value-type="float">
            <text:p>1.278809</text:p>
          </table:table-cell>
          <table:table-cell table:style-name="ce11" office:value-type="float" office:value="1.889959" calcext:value-type="float">
            <text:p>1.889959</text:p>
          </table:table-cell>
          <table:table-cell table:style-name="ce11" office:value-type="float" office:value="0.321157" calcext:value-type="float">
            <text:p>0.321157</text:p>
          </table:table-cell>
          <table:table-cell table:style-name="ce11" office:value-type="float" office:value="247201266.311676" calcext:value-type="float">
            <text:p>247201266.311676</text:p>
          </table:table-cell>
          <table:table-cell table:style-name="ce11" office:value-type="float" office:value="572225.153499" calcext:value-type="float">
            <text:p>572225.153499</text:p>
          </table:table-cell>
          <table:table-cell table:style-name="ce11" office:value-type="string" calcext:value-type="string">
            <text:p>PERF_SUMMARY</text:p>
          </table:table-cell>
          <table:table-cell table:style-name="ce11" office:value-type="float" office:value="0.223634" calcext:value-type="float">
            <text:p>0.223634</text:p>
          </table:table-cell>
          <table:table-cell table:formula="of:=[.G11]/[.$F11]" office:value-type="percentage" office:value="0.619917900525722" calcext:value-type="percentage">
            <text:p>61.99%</text:p>
          </table:table-cell>
          <table:table-cell table:formula="of:=[.H11]/[.$F11]" office:value-type="percentage" office:value="0.139272984454857" calcext:value-type="percentage">
            <text:p>13.93%</text:p>
          </table:table-cell>
          <table:table-cell table:formula="of:=[.I11]/[.$F11]" office:value-type="percentage" office:value="0.205832325568022" calcext:value-type="percentage">
            <text:p>20.58%</text:p>
          </table:table-cell>
          <table:table-cell table:formula="of:=[.J11]/[.$F11]" office:value-type="percentage" office:value="0.0349766805430432" calcext:value-type="percentage">
            <text:p>3.50%</text:p>
          </table:table-cell>
          <table:table-cell table:style-name="ce11"/>
          <table:table-cell table:formula="of:=[.F$10]/[.F11]" office:value-type="float" office:value="7.84470387382662" calcext:value-type="float">
            <text:p>7.84470387382662</text:p>
          </table:table-cell>
          <table:table-cell table:formula="of:=[.T11]/[.A11]" office:value-type="float" office:value="0.653725322818885" calcext:value-type="float">
            <text:p>0.653725322818885</text:p>
          </table:table-cell>
          <table:table-cell table:style-name="ce11" table:number-columns-repeated="43"/>
        </table:table-row>
        <table:table-row table:style-name="ro1">
          <table:table-cell table:formula="of:=([.B12]*[.C12])/36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5.358663" calcext:value-type="float">
            <text:p>5.358663</text:p>
          </table:table-cell>
          <table:table-cell office:value-type="float" office:value="2.972135" calcext:value-type="float">
            <text:p>2.972135</text:p>
          </table:table-cell>
          <table:table-cell office:value-type="float" office:value="0.656419" calcext:value-type="float">
            <text:p>0.656419</text:p>
          </table:table-cell>
          <table:table-cell office:value-type="float" office:value="1.531527" calcext:value-type="float">
            <text:p>1.531527</text:p>
          </table:table-cell>
          <table:table-cell office:value-type="float" office:value="0.198582" calcext:value-type="float">
            <text:p>0.198582</text:p>
          </table:table-cell>
          <table:table-cell office:value-type="float" office:value="423577661.196912" calcext:value-type="float">
            <text:p>423577661.196912</text:p>
          </table:table-cell>
          <table:table-cell office:value-type="float" office:value="420215.933727" calcext:value-type="float">
            <text:p>420215.933727</text:p>
          </table:table-cell>
          <table:table-cell office:value-type="string" calcext:value-type="string">
            <text:p>PERF_SUMMARY</text:p>
          </table:table-cell>
          <table:table-cell office:value-type="float" office:value="0.175044" calcext:value-type="float">
            <text:p>0.175044</text:p>
          </table:table-cell>
          <table:table-cell table:formula="of:=[.G12]/[.$F12]" office:value-type="percentage" office:value="0.554641148361074" calcext:value-type="percentage">
            <text:p>55.46%</text:p>
          </table:table-cell>
          <table:table-cell table:formula="of:=[.H12]/[.$F12]" office:value-type="percentage" office:value="0.122496786978394" calcext:value-type="percentage">
            <text:p>12.25%</text:p>
          </table:table-cell>
          <table:table-cell table:formula="of:=[.I12]/[.$F12]" office:value-type="percentage" office:value="0.285803940273908" calcext:value-type="percentage">
            <text:p>28.58%</text:p>
          </table:table-cell>
          <table:table-cell table:formula="of:=[.J12]/[.$F12]" office:value-type="percentage" office:value="0.037058124386624" calcext:value-type="percentage">
            <text:p>3.71%</text:p>
          </table:table-cell>
          <table:table-cell/>
          <table:table-cell table:formula="of:=[.F$10]/[.F12]" office:value-type="float" office:value="13.4418458484887" calcext:value-type="float">
            <text:p>13.4418458484887</text:p>
          </table:table-cell>
          <table:table-cell table:formula="of:=[.T12]/[.A12]" office:value-type="float" office:value="0.480065923160311" calcext:value-type="float">
            <text:p>0.480065923160311</text:p>
          </table:table-cell>
          <table:table-cell table:number-columns-repeated="43"/>
        </table:table-row>
        <table:table-row table:style-name="ro1">
          <table:table-cell table:number-columns-repeated="19"/>
          <table:table-cell table:style-name="Default" table:number-columns-repeated="2"/>
          <table:table-cell table:number-columns-repeated="43"/>
        </table:table-row>
        <table:table-row table:style-name="ro1">
          <table:table-cell table:formula="of:=([.B14]*[.C14])/36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500" calcext:value-type="float">
            <text:p>2500</text:p>
          </table:table-cell>
          <table:table-cell table:style-name="ce11" office:value-type="float" office:value="907924" calcext:value-type="float">
            <text:p>907924</text:p>
          </table:table-cell>
          <table:table-cell table:style-name="ce11" office:value-type="float" office:value="67.722495" calcext:value-type="float">
            <text:p>67.722495</text:p>
          </table:table-cell>
          <table:table-cell table:style-name="ce11" office:value-type="float" office:value="52.010951" calcext:value-type="float">
            <text:p>52.010951</text:p>
          </table:table-cell>
          <table:table-cell table:style-name="ce11" office:value-type="float" office:value="11.487576" calcext:value-type="float">
            <text:p>11.487576</text:p>
          </table:table-cell>
          <table:table-cell table:style-name="ce11" office:value-type="float" office:value="2.817888" calcext:value-type="float">
            <text:p>2.817888</text:p>
          </table:table-cell>
          <table:table-cell table:style-name="ce11" office:value-type="float" office:value="1.406079" calcext:value-type="float">
            <text:p>1.406079</text:p>
          </table:table-cell>
          <table:table-cell table:style-name="ce11" office:value-type="float" office:value="33516337.552938" calcext:value-type="float">
            <text:p>33516337.552938</text:p>
          </table:table-cell>
          <table:table-cell table:style-name="ce11" office:value-type="float" office:value="931009.37647" calcext:value-type="float">
            <text:p>931009.37647</text:p>
          </table:table-cell>
          <table:table-cell table:style-name="ce11" office:value-type="string" calcext:value-type="string">
            <text:p>PERF_SUMMARY</text:p>
          </table:table-cell>
          <table:table-cell table:style-name="ce11" office:value-type="float" office:value="0.446004" calcext:value-type="float">
            <text:p>0.446004</text:p>
          </table:table-cell>
          <table:table-cell table:formula="of:=[.G14]/[.$F14]" office:value-type="percentage" office:value="0.768001105098092" calcext:value-type="percentage">
            <text:p>76.80%</text:p>
          </table:table-cell>
          <table:table-cell table:formula="of:=[.H14]/[.$F14]" office:value-type="percentage" office:value="0.169627182223573" calcext:value-type="percentage">
            <text:p>16.96%</text:p>
          </table:table-cell>
          <table:table-cell table:formula="of:=[.I14]/[.$F14]" office:value-type="percentage" office:value="0.0416093352733091" calcext:value-type="percentage">
            <text:p>4.16%</text:p>
          </table:table-cell>
          <table:table-cell table:formula="of:=[.J14]/[.$F14]" office:value-type="percentage" office:value="0.0207623626388839" calcext:value-type="percentage">
            <text:p>2.08%</text:p>
          </table:table-cell>
          <table:table-cell table:style-name="ce11"/>
          <table:table-cell table:number-columns-repeated="2" office:value-type="float" office:value="1" calcext:value-type="float">
            <text:p>1</text:p>
          </table:table-cell>
          <table:table-cell table:style-name="ce11" table:number-columns-repeated="43"/>
        </table:table-row>
        <table:table-row table:style-name="ro1">
          <table:table-cell table:formula="of:=([.B15]*[.C15])/36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3.581218" calcext:value-type="float">
            <text:p>3.581218</text:p>
          </table:table-cell>
          <table:table-cell office:value-type="float" office:value="2.007986" calcext:value-type="float">
            <text:p>2.007986</text:p>
          </table:table-cell>
          <table:table-cell office:value-type="float" office:value="0.414985" calcext:value-type="float">
            <text:p>0.414985</text:p>
          </table:table-cell>
          <table:table-cell office:value-type="float" office:value="1.064447" calcext:value-type="float">
            <text:p>1.064447</text:p>
          </table:table-cell>
          <table:table-cell office:value-type="float" office:value="0.093799" calcext:value-type="float">
            <text:p>0.093799</text:p>
          </table:table-cell>
          <table:table-cell office:value-type="float" office:value="633809582.086175" calcext:value-type="float">
            <text:p>633809582.086175</text:p>
          </table:table-cell>
          <table:table-cell office:value-type="float" office:value="628779.347308" calcext:value-type="float">
            <text:p>628779.347308</text:p>
          </table:table-cell>
          <table:table-cell office:value-type="string" calcext:value-type="string">
            <text:p>PERF_SUMMARY</text:p>
          </table:table-cell>
          <table:table-cell office:value-type="float" office:value="0.12202" calcext:value-type="float">
            <text:p>0.12202</text:p>
          </table:table-cell>
          <table:table-cell table:formula="of:=[.G15]/[.$F15]" office:value-type="percentage" office:value="0.560699181116592" calcext:value-type="percentage">
            <text:p>56.07%</text:p>
          </table:table-cell>
          <table:table-cell table:formula="of:=[.H15]/[.$F15]" office:value-type="percentage" office:value="0.11587817329188" calcext:value-type="percentage">
            <text:p>11.59%</text:p>
          </table:table-cell>
          <table:table-cell table:formula="of:=[.I15]/[.$F15]" office:value-type="percentage" office:value="0.297230439476178" calcext:value-type="percentage">
            <text:p>29.72%</text:p>
          </table:table-cell>
          <table:table-cell table:formula="of:=[.J15]/[.$F15]" office:value-type="percentage" office:value="0.0261919268807428" calcext:value-type="percentage">
            <text:p>2.62%</text:p>
          </table:table-cell>
          <table:table-cell/>
          <table:table-cell table:formula="of:=[.F$14]/[.F15]" office:value-type="float" office:value="18.9104642610419" calcext:value-type="float">
            <text:p>18.9104642610419</text:p>
          </table:table-cell>
          <table:table-cell table:formula="of:=[.T15]/[.A15]" office:value-type="float" office:value="0.67537372360864" calcext:value-type="float">
            <text:p>0.67537372360864</text:p>
          </table:table-cell>
          <table:table-cell table:number-columns-repeated="43"/>
        </table:table-row>
        <table:table-row table:style-name="ro1">
          <table:table-cell table:style-name="Default"/>
          <table:table-cell table:number-columns-repeated="13"/>
          <table:table-cell table:style-name="Default" table:number-columns-repeated="4"/>
          <table:table-cell/>
          <table:table-cell table:style-name="Default" table:number-columns-repeated="2"/>
          <table:table-cell table:number-columns-repeated="43"/>
        </table:table-row>
        <table:table-row table:style-name="ro1">
          <table:table-cell table:formula="of:=([.B17]*[.C17])/36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00" calcext:value-type="float">
            <text:p>2500</text:p>
          </table:table-cell>
          <table:table-cell table:style-name="ce11" office:value-type="float" office:value="907924" calcext:value-type="float">
            <text:p>907924</text:p>
          </table:table-cell>
          <table:table-cell table:style-name="ce11" office:value-type="float" office:value="102.793524" calcext:value-type="float">
            <text:p>102.793524</text:p>
          </table:table-cell>
          <table:table-cell table:style-name="ce11" office:value-type="float" office:value="51.641108" calcext:value-type="float">
            <text:p>51.641108</text:p>
          </table:table-cell>
          <table:table-cell table:style-name="ce11" office:value-type="float" office:value="11.44233" calcext:value-type="float">
            <text:p>11.44233</text:p>
          </table:table-cell>
          <table:table-cell table:style-name="ce11" office:value-type="float" office:value="38.533056" calcext:value-type="float">
            <text:p>38.533056</text:p>
          </table:table-cell>
          <table:table-cell table:style-name="ce11" office:value-type="float" office:value="1.17703" calcext:value-type="float">
            <text:p>1.17703</text:p>
          </table:table-cell>
          <table:table-cell table:style-name="ce11" office:value-type="float" office:value="22081254.886107" calcext:value-type="float">
            <text:p>22081254.886107</text:p>
          </table:table-cell>
          <table:table-cell table:style-name="ce11" office:value-type="float" office:value="613368.191281" calcext:value-type="float">
            <text:p>613368.191281</text:p>
          </table:table-cell>
          <table:table-cell table:style-name="ce11" office:value-type="string" calcext:value-type="string">
            <text:p>PERF_SUMMARY</text:p>
          </table:table-cell>
          <table:table-cell table:style-name="ce11" office:value-type="float" office:value="2.088855" calcext:value-type="float">
            <text:p>2.088855</text:p>
          </table:table-cell>
          <table:table-cell table:formula="of:=[.G17]/[.$F17]" office:value-type="percentage" office:value="0.502377056360087" calcext:value-type="percentage">
            <text:p>50.24%</text:p>
          </table:table-cell>
          <table:table-cell table:formula="of:=[.H17]/[.$F17]" office:value-type="percentage" office:value="0.111313724393766" calcext:value-type="percentage">
            <text:p>11.13%</text:p>
          </table:table-cell>
          <table:table-cell table:formula="of:=[.I17]/[.$F17]" office:value-type="percentage" office:value="0.374858789742435" calcext:value-type="percentage">
            <text:p>37.49%</text:p>
          </table:table-cell>
          <table:table-cell table:formula="of:=[.J17]/[.$F17]" office:value-type="percentage" office:value="0.0114504295037108" calcext:value-type="percentage">
            <text:p>1.15%</text:p>
          </table:table-cell>
          <table:table-cell table:style-name="ce11"/>
          <table:table-cell table:number-columns-repeated="2" office:value-type="float" office:value="1" calcext:value-type="float">
            <text:p>1</text:p>
          </table:table-cell>
          <table:table-cell table:style-name="ce11" table:number-columns-repeated="43"/>
        </table:table-row>
        <table:table-row table:style-name="ro1">
          <table:table-cell table:formula="of:=([.B18]*[.C18])/36"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4.50411" calcext:value-type="float">
            <text:p>4.50411</text:p>
          </table:table-cell>
          <table:table-cell office:value-type="float" office:value="2.29102" calcext:value-type="float">
            <text:p>2.29102</text:p>
          </table:table-cell>
          <table:table-cell office:value-type="float" office:value="0.491761" calcext:value-type="float">
            <text:p>0.491761</text:p>
          </table:table-cell>
          <table:table-cell office:value-type="float" office:value="1.611934" calcext:value-type="float">
            <text:p>1.611934</text:p>
          </table:table-cell>
          <table:table-cell office:value-type="float" office:value="0.109395" calcext:value-type="float">
            <text:p>0.109395</text:p>
          </table:table-cell>
          <table:table-cell office:value-type="float" office:value="503941998.20205" calcext:value-type="float">
            <text:p>503941998.20205</text:p>
          </table:table-cell>
          <table:table-cell office:value-type="float" office:value="499942.458534" calcext:value-type="float">
            <text:p>499942.458534</text:p>
          </table:table-cell>
          <table:table-cell office:value-type="string" calcext:value-type="string">
            <text:p>PERF_SUMMARY</text:p>
          </table:table-cell>
          <table:table-cell office:value-type="float" office:value="0.120093" calcext:value-type="float">
            <text:p>0.120093</text:p>
          </table:table-cell>
          <table:table-cell table:formula="of:=[.G18]/[.$F18]" office:value-type="percentage" office:value="0.508650987653499" calcext:value-type="percentage">
            <text:p>50.87%</text:p>
          </table:table-cell>
          <table:table-cell table:formula="of:=[.H18]/[.$F18]" office:value-type="percentage" office:value="0.109180504028543" calcext:value-type="percentage">
            <text:p>10.92%</text:p>
          </table:table-cell>
          <table:table-cell table:formula="of:=[.I18]/[.$F18]" office:value-type="percentage" office:value="0.357880691190934" calcext:value-type="percentage">
            <text:p>35.79%</text:p>
          </table:table-cell>
          <table:table-cell table:formula="of:=[.J18]/[.$F18]" office:value-type="percentage" office:value="0.024287817127024" calcext:value-type="percentage">
            <text:p>2.43%</text:p>
          </table:table-cell>
          <table:table-cell/>
          <table:table-cell table:formula="of:=[.F$17]/[.F18]" office:value-type="float" office:value="22.8221610928685" calcext:value-type="float">
            <text:p>22.8221610928685</text:p>
          </table:table-cell>
          <table:table-cell table:formula="of:=[.T18]/[.A18]" office:value-type="float" office:value="0.815077181888161" calcext:value-type="float">
            <text:p>0.815077181888161</text:p>
          </table:table-cell>
          <table:table-cell table:number-columns-repeated="43"/>
        </table:table-row>
        <table:table-row table:style-name="ro1">
          <table:table-cell table:style-name="Default"/>
          <table:table-cell table:number-columns-repeated="13"/>
          <table:table-cell table:style-name="Default" table:number-columns-repeated="4"/>
          <table:table-cell/>
          <table:table-cell table:style-name="Default" table:number-columns-repeated="2"/>
          <table:table-cell table:number-columns-repeated="43"/>
        </table:table-row>
        <table:table-row table:style-name="ro1">
          <table:table-cell table:formula="of:=([.B20]*[.C20])/36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500" calcext:value-type="float">
            <text:p>2500</text:p>
          </table:table-cell>
          <table:table-cell table:style-name="ce11" office:value-type="float" office:value="907924" calcext:value-type="float">
            <text:p>907924</text:p>
          </table:table-cell>
          <table:table-cell table:style-name="ce11" office:value-type="float" office:value="66.620841" calcext:value-type="float">
            <text:p>66.620841</text:p>
          </table:table-cell>
          <table:table-cell table:style-name="ce11" office:value-type="float" office:value="52.064216" calcext:value-type="float">
            <text:p>52.064216</text:p>
          </table:table-cell>
          <table:table-cell table:style-name="ce11" office:value-type="float" office:value="11.380527" calcext:value-type="float">
            <text:p>11.380527</text:p>
          </table:table-cell>
          <table:table-cell table:style-name="ce11" office:value-type="float" office:value="2.040488" calcext:value-type="float">
            <text:p>2.040488</text:p>
          </table:table-cell>
          <table:table-cell table:style-name="ce11" office:value-type="float" office:value="1.135609" calcext:value-type="float">
            <text:p>1.135609</text:p>
          </table:table-cell>
          <table:table-cell table:style-name="ce11" office:value-type="float" office:value="34070569.63379" calcext:value-type="float">
            <text:p>34070569.63379</text:p>
          </table:table-cell>
          <table:table-cell table:style-name="ce11" office:value-type="float" office:value="946404.71205" calcext:value-type="float">
            <text:p>946404.71205</text:p>
          </table:table-cell>
          <table:table-cell table:style-name="ce11" office:value-type="string" calcext:value-type="string">
            <text:p>PERF_SUMMARY</text:p>
          </table:table-cell>
          <table:table-cell table:style-name="ce11" office:value-type="float" office:value="0.390683" calcext:value-type="float">
            <text:p>0.390683</text:p>
          </table:table-cell>
          <table:table-cell table:formula="of:=[.G20]/[.$F20]" office:value-type="percentage" office:value="0.781500431674226" calcext:value-type="percentage">
            <text:p>78.15%</text:p>
          </table:table-cell>
          <table:table-cell table:formula="of:=[.H20]/[.$F20]" office:value-type="percentage" office:value="0.170825327767928" calcext:value-type="percentage">
            <text:p>17.08%</text:p>
          </table:table-cell>
          <table:table-cell table:formula="of:=[.I20]/[.$F20]" office:value-type="percentage" office:value="0.0306283734845076" calcext:value-type="percentage">
            <text:p>3.06%</text:p>
          </table:table-cell>
          <table:table-cell table:formula="of:=[.J20]/[.$F20]" office:value-type="percentage" office:value="0.0170458520630203" calcext:value-type="percentage">
            <text:p>1.70%</text:p>
          </table:table-cell>
          <table:table-cell table:style-name="ce11"/>
          <table:table-cell table:number-columns-repeated="2" office:value-type="float" office:value="1" calcext:value-type="float">
            <text:p>1</text:p>
          </table:table-cell>
          <table:table-cell table:style-name="ce11" table:number-columns-repeated="43"/>
        </table:table-row>
        <table:table-row table:style-name="ro1">
          <table:table-cell table:formula="of:=([.B21]*[.C21])/36"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3.43651" calcext:value-type="float">
            <text:p>3.43651</text:p>
          </table:table-cell>
          <table:table-cell office:value-type="float" office:value="1.979054" calcext:value-type="float">
            <text:p>1.979054</text:p>
          </table:table-cell>
          <table:table-cell office:value-type="float" office:value="0.405855" calcext:value-type="float">
            <text:p>0.405855</text:p>
          </table:table-cell>
          <table:table-cell office:value-type="float" office:value="0.982501" calcext:value-type="float">
            <text:p>0.982501</text:p>
          </table:table-cell>
          <table:table-cell office:value-type="float" office:value="0.0691" calcext:value-type="float">
            <text:p>0.0691</text:p>
          </table:table-cell>
          <table:table-cell office:value-type="float" office:value="660498668.915374" calcext:value-type="float">
            <text:p>660498668.915374</text:p>
          </table:table-cell>
          <table:table-cell office:value-type="float" office:value="655256.615987" calcext:value-type="float">
            <text:p>655256.615987</text:p>
          </table:table-cell>
          <table:table-cell office:value-type="string" calcext:value-type="string">
            <text:p>PERF_SUMMARY</text:p>
          </table:table-cell>
          <table:table-cell office:value-type="float" office:value="0.103918" calcext:value-type="float">
            <text:p>0.103918</text:p>
          </table:table-cell>
          <table:table-cell table:formula="of:=[.G21]/[.$F21]" office:value-type="percentage" office:value="0.575890656509075" calcext:value-type="percentage">
            <text:p>57.59%</text:p>
          </table:table-cell>
          <table:table-cell table:formula="of:=[.H21]/[.$F21]" office:value-type="percentage" office:value="0.11810092215649" calcext:value-type="percentage">
            <text:p>11.81%</text:p>
          </table:table-cell>
          <table:table-cell table:formula="of:=[.I21]/[.$F21]" office:value-type="percentage" office:value="0.285900812161175" calcext:value-type="percentage">
            <text:p>28.59%</text:p>
          </table:table-cell>
          <table:table-cell table:formula="of:=[.J21]/[.$F21]" office:value-type="percentage" office:value="0.0201076091732601" calcext:value-type="percentage">
            <text:p>2.01%</text:p>
          </table:table-cell>
          <table:table-cell/>
          <table:table-cell table:formula="of:=[.F$20]/[.F21]" office:value-type="float" office:value="19.3861915140651" calcext:value-type="float">
            <text:p>19.3861915140651</text:p>
          </table:table-cell>
          <table:table-cell table:formula="of:=[.T21]/[.A21]" office:value-type="float" office:value="0.692363982645183" calcext:value-type="float">
            <text:p>0.692363982645183</text:p>
          </table:table-cell>
          <table:table-cell table:number-columns-repeated="43"/>
        </table:table-row>
        <table:table-row table:style-name="ro1">
          <table:table-cell table:style-name="Default"/>
          <table:table-cell table:number-columns-repeated="13"/>
          <table:table-cell table:style-name="Default" table:number-columns-repeated="4"/>
          <table:table-cell/>
          <table:table-cell table:style-name="Default" table:number-columns-repeated="2"/>
          <table:table-cell table:number-columns-repeated="43"/>
        </table:table-row>
        <table:table-row table:style-name="ro1">
          <table:table-cell table:formula="of:=([.B23]*[.C23])/36" office:value-type="float" office:value="1" calcext:value-type="float">
            <text:p>1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2500" calcext:value-type="float">
            <text:p>2500</text:p>
          </table:table-cell>
          <table:table-cell table:style-name="ce11" office:value-type="float" office:value="907924" calcext:value-type="float">
            <text:p>907924</text:p>
          </table:table-cell>
          <table:table-cell table:style-name="ce11" office:value-type="float" office:value="66.85609" calcext:value-type="float">
            <text:p>66.85609</text:p>
          </table:table-cell>
          <table:table-cell table:style-name="ce11" office:value-type="float" office:value="52.142769" calcext:value-type="float">
            <text:p>52.142769</text:p>
          </table:table-cell>
          <table:table-cell table:style-name="ce11" office:value-type="float" office:value="11.337806" calcext:value-type="float">
            <text:p>11.337806</text:p>
          </table:table-cell>
          <table:table-cell table:style-name="ce11" office:value-type="float" office:value="2.201587" calcext:value-type="float">
            <text:p>2.201587</text:p>
          </table:table-cell>
          <table:table-cell table:style-name="ce11" office:value-type="float" office:value="1.173928" calcext:value-type="float">
            <text:p>1.173928</text:p>
          </table:table-cell>
          <table:table-cell table:style-name="ce11" office:value-type="float" office:value="33950684.141644" calcext:value-type="float">
            <text:p>33950684.141644</text:p>
          </table:table-cell>
          <table:table-cell table:style-name="ce11" office:value-type="float" office:value="943074.55949" calcext:value-type="float">
            <text:p>943074.55949</text:p>
          </table:table-cell>
          <table:table-cell table:style-name="ce11" office:value-type="string" calcext:value-type="string">
            <text:p>PERF_SUMMARY</text:p>
          </table:table-cell>
          <table:table-cell table:style-name="ce11" office:value-type="float" office:value="0.396338" calcext:value-type="float">
            <text:p>0.396338</text:p>
          </table:table-cell>
          <table:table-cell table:formula="of:=[.G23]/[.$F23]" office:value-type="percentage" office:value="0.77992549369848" calcext:value-type="percentage">
            <text:p>77.99%</text:p>
          </table:table-cell>
          <table:table-cell table:formula="of:=[.H23]/[.$F23]" office:value-type="percentage" office:value="0.169585238981221" calcext:value-type="percentage">
            <text:p>16.96%</text:p>
          </table:table-cell>
          <table:table-cell table:formula="of:=[.I23]/[.$F23]" office:value-type="percentage" office:value="0.0329302386663653" calcext:value-type="percentage">
            <text:p>3.29%</text:p>
          </table:table-cell>
          <table:table-cell table:formula="of:=[.J23]/[.$F23]" office:value-type="percentage" office:value="0.0175590286539341" calcext:value-type="percentage">
            <text:p>1.76%</text:p>
          </table:table-cell>
          <table:table-cell table:style-name="ce11"/>
          <table:table-cell table:number-columns-repeated="2" office:value-type="float" office:value="1" calcext:value-type="float">
            <text:p>1</text:p>
          </table:table-cell>
          <table:table-cell table:style-name="ce11" table:number-columns-repeated="43"/>
        </table:table-row>
        <table:table-row table:style-name="ro1">
          <table:table-cell table:formula="of:=([.B24]*[.C24])/36" office:value-type="float" office:value="28" calcext:value-type="float">
            <text:p>28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4.109896" calcext:value-type="float">
            <text:p>4.109896</text:p>
          </table:table-cell>
          <table:table-cell office:value-type="float" office:value="1.969843" calcext:value-type="float">
            <text:p>1.969843</text:p>
          </table:table-cell>
          <table:table-cell office:value-type="float" office:value="0.400905" calcext:value-type="float">
            <text:p>0.400905</text:p>
          </table:table-cell>
          <table:table-cell office:value-type="float" office:value="1.644737" calcext:value-type="float">
            <text:p>1.644737</text:p>
          </table:table-cell>
          <table:table-cell office:value-type="float" office:value="0.094411" calcext:value-type="float">
            <text:p>0.094411</text:p>
          </table:table-cell>
          <table:table-cell office:value-type="float" office:value="552279140.373841" calcext:value-type="float">
            <text:p>552279140.373841</text:p>
          </table:table-cell>
          <table:table-cell office:value-type="float" office:value="547895.972593" calcext:value-type="float">
            <text:p>547895.972593</text:p>
          </table:table-cell>
          <table:table-cell office:value-type="string" calcext:value-type="string">
            <text:p>PERF_SUMMARY</text:p>
          </table:table-cell>
          <table:table-cell office:value-type="float" office:value="0.126297" calcext:value-type="float">
            <text:p>0.126297</text:p>
          </table:table-cell>
          <table:table-cell table:formula="of:=[.G24]/[.$F24]" office:value-type="percentage" office:value="0.479292663366664" calcext:value-type="percentage">
            <text:p>47.93%</text:p>
          </table:table-cell>
          <table:table-cell table:formula="of:=[.H24]/[.$F24]" office:value-type="percentage" office:value="0.0975462639443918" calcext:value-type="percentage">
            <text:p>9.75%</text:p>
          </table:table-cell>
          <table:table-cell table:formula="of:=[.I24]/[.$F24]" office:value-type="percentage" office:value="0.400189445183041" calcext:value-type="percentage">
            <text:p>40.02%</text:p>
          </table:table-cell>
          <table:table-cell table:formula="of:=[.J24]/[.$F24]" office:value-type="percentage" office:value="0.0229716275059028" calcext:value-type="percentage">
            <text:p>2.30%</text:p>
          </table:table-cell>
          <table:table-cell/>
          <table:table-cell table:formula="of:=[.F$23]/[.F24]" office:value-type="float" office:value="16.2671001893965" calcext:value-type="float">
            <text:p>16.2671001893965</text:p>
          </table:table-cell>
          <table:table-cell table:formula="of:=[.T24]/[.A24]" office:value-type="float" office:value="0.580967863907018" calcext:value-type="float">
            <text:p>0.580967863907018</text:p>
          </table:table-cell>
          <table:table-cell table:number-columns-repeated="43"/>
        </table:table-row>
        <table:table-row table:style-name="ro1">
          <table:table-cell table:style-name="Default"/>
          <table:table-cell table:number-columns-repeated="13"/>
          <table:table-cell table:style-name="Default" table:number-columns-repeated="4"/>
          <table:table-cell/>
          <table:table-cell table:style-name="Default" table:number-columns-repeated="2"/>
          <table:table-cell table:number-columns-repeated="43"/>
        </table:table-row>
        <table:table-row table:style-name="ro1">
          <table:table-cell table:style-name="ce9" office:value-type="string" calcext:value-type="string">
            <text:p>Fixed procgrid[1]=36</text:p>
          </table:table-cell>
          <table:table-cell table:number-columns-repeated="13"/>
          <table:table-cell table:style-name="Default" table:number-columns-repeated="4"/>
          <table:table-cell/>
          <table:table-cell table:style-name="Default" table:number-columns-repeated="2"/>
          <table:table-cell table:number-columns-repeated="43"/>
        </table:table-row>
        <table:table-row table:style-name="ro1">
          <table:table-cell table:formula="of:=([.B27]*[.C27])/36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72.040562" calcext:value-type="float">
            <text:p>72.040562</text:p>
          </table:table-cell>
          <table:table-cell office:value-type="float" office:value="53.003035" calcext:value-type="float">
            <text:p>53.003035</text:p>
          </table:table-cell>
          <table:table-cell office:value-type="float" office:value="10.868691" calcext:value-type="float">
            <text:p>10.868691</text:p>
          </table:table-cell>
          <table:table-cell office:value-type="float" office:value="6.966277" calcext:value-type="float">
            <text:p>6.966277</text:p>
          </table:table-cell>
          <table:table-cell office:value-type="float" office:value="1.202559" calcext:value-type="float">
            <text:p>1.202559</text:p>
          </table:table-cell>
          <table:table-cell office:value-type="float" office:value="31507388.888716" calcext:value-type="float">
            <text:p>31507388.888716</text:p>
          </table:table-cell>
          <table:table-cell office:value-type="float" office:value="875205.246909" calcext:value-type="float">
            <text:p>875205.246909</text:p>
          </table:table-cell>
          <table:table-cell office:value-type="string" calcext:value-type="string">
            <text:p>PERF_SUMMARY</text:p>
          </table:table-cell>
          <table:table-cell office:value-type="float" office:value="0.875118" calcext:value-type="float">
            <text:p>0.875118</text:p>
          </table:table-cell>
          <table:table-cell table:formula="of:=[.G27]/[.$F27]" office:value-type="percentage" office:value="0.735738777273836" calcext:value-type="percentage">
            <text:p>73.57%</text:p>
          </table:table-cell>
          <table:table-cell table:formula="of:=[.H27]/[.$F27]" office:value-type="percentage" office:value="0.150869047912203" calcext:value-type="percentage">
            <text:p>15.09%</text:p>
          </table:table-cell>
          <table:table-cell table:formula="of:=[.I27]/[.$F27]" office:value-type="percentage" office:value="0.0966993705573813" calcext:value-type="percentage">
            <text:p>9.67%</text:p>
          </table:table-cell>
          <table:table-cell table:formula="of:=[.J27]/[.$F27]" office:value-type="percentage" office:value="0.0166928042565798" calcext:value-type="percentage">
            <text:p>1.67%</text:p>
          </table:table-cell>
          <table:table-cell table:style-name="ce11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table:formula="of:=([.B28]*[.C28])/36"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35.939166" calcext:value-type="float">
            <text:p>35.939166</text:p>
          </table:table-cell>
          <table:table-cell office:value-type="float" office:value="26.593459" calcext:value-type="float">
            <text:p>26.593459</text:p>
          </table:table-cell>
          <table:table-cell office:value-type="float" office:value="5.374955" calcext:value-type="float">
            <text:p>5.374955</text:p>
          </table:table-cell>
          <table:table-cell office:value-type="float" office:value="3.391145" calcext:value-type="float">
            <text:p>3.391145</text:p>
          </table:table-cell>
          <table:table-cell office:value-type="float" office:value="0.579607" calcext:value-type="float">
            <text:p>0.579607</text:p>
          </table:table-cell>
          <table:table-cell office:value-type="float" office:value="63157002.883651" calcext:value-type="float">
            <text:p>63157002.883651</text:p>
          </table:table-cell>
          <table:table-cell office:value-type="float" office:value="877180.595606" calcext:value-type="float">
            <text:p>877180.595606</text:p>
          </table:table-cell>
          <table:table-cell office:value-type="string" calcext:value-type="string">
            <text:p>PERF_SUMMARY</text:p>
          </table:table-cell>
          <table:table-cell office:value-type="float" office:value="0.38155" calcext:value-type="float">
            <text:p>0.38155</text:p>
          </table:table-cell>
          <table:table-cell table:formula="of:=[.G28]/[.$F28]" office:value-type="percentage" office:value="0.739957599461267" calcext:value-type="percentage">
            <text:p>74.00%</text:p>
          </table:table-cell>
          <table:table-cell table:formula="of:=[.H28]/[.$F28]" office:value-type="percentage" office:value="0.149557032013486" calcext:value-type="percentage">
            <text:p>14.96%</text:p>
          </table:table-cell>
          <table:table-cell table:formula="of:=[.I28]/[.$F28]" office:value-type="percentage" office:value="0.0943579213830393" calcext:value-type="percentage">
            <text:p>9.44%</text:p>
          </table:table-cell>
          <table:table-cell table:formula="of:=[.J28]/[.$F28]" office:value-type="percentage" office:value="0.0161274471422069" calcext:value-type="percentage">
            <text:p>1.61%</text:p>
          </table:table-cell>
          <table:table-cell/>
          <table:table-cell table:formula="of:=[.F$27]/[.F28]" office:value-type="float" office:value="2.00451401682499" calcext:value-type="float">
            <text:p>2.00451401682499</text:p>
          </table:table-cell>
          <table:table-cell table:formula="of:=[.T28]/[.A28]" office:value-type="float" office:value="1.00225700841249" calcext:value-type="float">
            <text:p>1.002257008412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table:formula="of:=([.B29]*[.C29])/36" office:value-type="float" office:value="28" calcext:value-type="float">
            <text:p>28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2.793624" calcext:value-type="float">
            <text:p>2.793624</text:p>
          </table:table-cell>
          <table:table-cell office:value-type="float" office:value="1.971624" calcext:value-type="float">
            <text:p>1.971624</text:p>
          </table:table-cell>
          <table:table-cell office:value-type="float" office:value="0.382689" calcext:value-type="float">
            <text:p>0.382689</text:p>
          </table:table-cell>
          <table:table-cell office:value-type="float" office:value="0.404872" calcext:value-type="float">
            <text:p>0.404872</text:p>
          </table:table-cell>
          <table:table-cell office:value-type="float" office:value="0.034438" calcext:value-type="float">
            <text:p>0.034438</text:p>
          </table:table-cell>
          <table:table-cell office:value-type="float" office:value="812496552.087173" calcext:value-type="float">
            <text:p>812496552.087173</text:p>
          </table:table-cell>
          <table:table-cell office:value-type="float" office:value="806048.166753" calcext:value-type="float">
            <text:p>806048.166753</text:p>
          </table:table-cell>
          <table:table-cell office:value-type="string" calcext:value-type="string">
            <text:p>PERF_SUMMARY</text:p>
          </table:table-cell>
          <table:table-cell office:value-type="float" office:value="0.068067" calcext:value-type="float">
            <text:p>0.068067</text:p>
          </table:table-cell>
          <table:table-cell table:formula="of:=[.G29]/[.$F29]" office:value-type="percentage" office:value="0.705758541593285" calcext:value-type="percentage">
            <text:p>70.58%</text:p>
          </table:table-cell>
          <table:table-cell table:formula="of:=[.H29]/[.$F29]" office:value-type="percentage" office:value="0.136986580871298" calcext:value-type="percentage">
            <text:p>13.70%</text:p>
          </table:table-cell>
          <table:table-cell table:formula="of:=[.I29]/[.$F29]" office:value-type="percentage" office:value="0.144927162710515" calcext:value-type="percentage">
            <text:p>14.49%</text:p>
          </table:table-cell>
          <table:table-cell table:formula="of:=[.J29]/[.$F29]" office:value-type="percentage" office:value="0.0123273568669227" calcext:value-type="percentage">
            <text:p>1.23%</text:p>
          </table:table-cell>
          <table:table-cell/>
          <table:table-cell table:formula="of:=[.F$27]/[.F29]" office:value-type="float" office:value="25.7874939505102" calcext:value-type="float">
            <text:p>25.7874939505102</text:p>
          </table:table-cell>
          <table:table-cell table:formula="of:=[.T29]/[.A29]" office:value-type="float" office:value="0.920981926803934" calcext:value-type="float">
            <text:p>0.92098192680393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1">
          <table:table-cell table:style-name="Default"/>
          <table:table-cell table:number-columns-repeated="13"/>
          <table:table-cell table:style-name="Default" table:number-columns-repeated="4"/>
          <table:table-cell/>
          <table:table-cell table:style-name="Default" table:number-columns-repeated="2"/>
          <table:table-cell table:number-columns-repeated="43"/>
        </table:table-row>
        <table:table-row table:style-name="ro1">
          <table:table-cell table:style-name="ce9" office:value-type="string" calcext:value-type="string">
            <text:p>Tasked master but built with -UUSE_TASKS and -UUSE_TAMPI. Boxes=1. Equivalent to original code but communication trick undone</text:p>
          </table:table-cell>
          <table:table-cell table:number-columns-repeated="13"/>
          <table:table-cell table:style-name="Default" table:number-columns-repeated="4"/>
          <table:table-cell/>
          <table:table-cell table:style-name="Default" table:number-columns-repeated="2"/>
          <table:table-cell table:number-columns-repeated="43"/>
        </table:table-row>
        <table:table-row table:style-name="ro1">
          <table:table-cell table:formula="of:=([.B32]*[.C32])/36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66.120075" calcext:value-type="float">
            <text:p>66.120075</text:p>
          </table:table-cell>
          <table:table-cell office:value-type="float" office:value="52.014634" calcext:value-type="float">
            <text:p>52.014634</text:p>
          </table:table-cell>
          <table:table-cell office:value-type="float" office:value="10.899471" calcext:value-type="float">
            <text:p>10.899471</text:p>
          </table:table-cell>
          <table:table-cell office:value-type="float" office:value="2.106288" calcext:value-type="float">
            <text:p>2.106288</text:p>
          </table:table-cell>
          <table:table-cell office:value-type="float" office:value="1.099682" calcext:value-type="float">
            <text:p>1.099682</text:p>
          </table:table-cell>
          <table:table-cell office:value-type="float" office:value="34328606.20127" calcext:value-type="float">
            <text:p>34328606.20127</text:p>
          </table:table-cell>
          <table:table-cell office:value-type="float" office:value="953572.39448" calcext:value-type="float">
            <text:p>953572.39448</text:p>
          </table:table-cell>
          <table:table-cell office:value-type="string" calcext:value-type="string">
            <text:p>PERF_SUMMARY</text:p>
          </table:table-cell>
          <table:table-cell office:value-type="float" office:value="0.470252" calcext:value-type="float">
            <text:p>0.470252</text:p>
          </table:table-cell>
          <table:table-cell table:formula="of:=[.G32]/[.$F32]" office:value-type="percentage" office:value="0.786669313366629" calcext:value-type="percentage">
            <text:p>78.67%</text:p>
          </table:table-cell>
          <table:table-cell table:formula="of:=[.H32]/[.$F32]" office:value-type="percentage" office:value="0.164843597046737" calcext:value-type="percentage">
            <text:p>16.48%</text:p>
          </table:table-cell>
          <table:table-cell table:formula="of:=[.I32]/[.$F32]" office:value-type="percentage" office:value="0.0318554992564664" calcext:value-type="percentage">
            <text:p>3.19%</text:p>
          </table:table-cell>
          <table:table-cell table:formula="of:=[.J32]/[.$F32]" office:value-type="percentage" office:value="0.0166315903301683" calcext:value-type="percentage">
            <text:p>1.66%</text:p>
          </table:table-cell>
          <table:table-cell table:style-name="ce11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1">
          <table:table-cell table:formula="of:=([.B33]*[.C33])/36"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33.658654" calcext:value-type="float">
            <text:p>33.658654</text:p>
          </table:table-cell>
          <table:table-cell office:value-type="float" office:value="26.041505" calcext:value-type="float">
            <text:p>26.041505</text:p>
          </table:table-cell>
          <table:table-cell office:value-type="float" office:value="5.392578" calcext:value-type="float">
            <text:p>5.392578</text:p>
          </table:table-cell>
          <table:table-cell office:value-type="float" office:value="1.728385" calcext:value-type="float">
            <text:p>1.728385</text:p>
          </table:table-cell>
          <table:table-cell office:value-type="float" office:value="0.496186" calcext:value-type="float">
            <text:p>0.496186</text:p>
          </table:table-cell>
          <table:table-cell office:value-type="float" office:value="67436148.966036" calcext:value-type="float">
            <text:p>67436148.966036</text:p>
          </table:table-cell>
          <table:table-cell office:value-type="float" office:value="936613.180084" calcext:value-type="float">
            <text:p>936613.180084</text:p>
          </table:table-cell>
          <table:table-cell office:value-type="string" calcext:value-type="string">
            <text:p>PERF_SUMMARY</text:p>
          </table:table-cell>
          <table:table-cell office:value-type="float" office:value="0.333711" calcext:value-type="float">
            <text:p>0.333711</text:p>
          </table:table-cell>
          <table:table-cell table:formula="of:=[.G33]/[.$F33]" office:value-type="percentage" office:value="0.773694188721866" calcext:value-type="percentage">
            <text:p>77.37%</text:p>
          </table:table-cell>
          <table:table-cell table:formula="of:=[.H33]/[.$F33]" office:value-type="percentage" office:value="0.160213715022591" calcext:value-type="percentage">
            <text:p>16.02%</text:p>
          </table:table-cell>
          <table:table-cell table:formula="of:=[.I33]/[.$F33]" office:value-type="percentage" office:value="0.0513503897095826" calcext:value-type="percentage">
            <text:p>5.14%</text:p>
          </table:table-cell>
          <table:table-cell table:formula="of:=[.J33]/[.$F33]" office:value-type="percentage" office:value="0.0147417065459599" calcext:value-type="percentage">
            <text:p>1.47%</text:p>
          </table:table-cell>
          <table:table-cell table:style-name="ce11"/>
          <table:table-cell table:formula="of:=[.F$32]/[.F33]" office:value-type="float" office:value="1.96443015814001" calcext:value-type="float">
            <text:p>1.96443015814001</text:p>
          </table:table-cell>
          <table:table-cell table:formula="of:=[.T33]/[.A33]" office:value-type="float" office:value="0.982215079070007" calcext:value-type="float">
            <text:p>0.9822150790700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9"/>
        </table:table-row>
        <table:table-row table:style-name="ro1">
          <table:table-cell table:formula="of:=([.B34]*[.C34])/36" office:value-type="float" office:value="12" calcext:value-type="float">
            <text:p>12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6.790054" calcext:value-type="float">
            <text:p>6.790054</text:p>
          </table:table-cell>
          <table:table-cell office:value-type="float" office:value="4.429551" calcext:value-type="float">
            <text:p>4.429551</text:p>
          </table:table-cell>
          <table:table-cell office:value-type="float" office:value="0.868577" calcext:value-type="float">
            <text:p>0.868577</text:p>
          </table:table-cell>
          <table:table-cell office:value-type="float" office:value="1.389936" calcext:value-type="float">
            <text:p>1.389936</text:p>
          </table:table-cell>
          <table:table-cell office:value-type="float" office:value="0.10199" calcext:value-type="float">
            <text:p>0.10199</text:p>
          </table:table-cell>
          <table:table-cell office:value-type="float" office:value="334284524.896407" calcext:value-type="float">
            <text:p>334284524.896407</text:p>
          </table:table-cell>
          <table:table-cell office:value-type="float" office:value="773806.770594" calcext:value-type="float">
            <text:p>773806.770594</text:p>
          </table:table-cell>
          <table:table-cell office:value-type="string" calcext:value-type="string">
            <text:p>PERF_SUMMARY</text:p>
          </table:table-cell>
          <table:table-cell office:value-type="float" office:value="0.237677" calcext:value-type="float">
            <text:p>0.237677</text:p>
          </table:table-cell>
          <table:table-cell table:formula="of:=[.G34]/[.$F34]" office:value-type="percentage" office:value="0.652358729400385" calcext:value-type="percentage">
            <text:p>65.24%</text:p>
          </table:table-cell>
          <table:table-cell table:formula="of:=[.H34]/[.$F34]" office:value-type="percentage" office:value="0.127919012131568" calcext:value-type="percentage">
            <text:p>12.79%</text:p>
          </table:table-cell>
          <table:table-cell table:formula="of:=[.I34]/[.$F34]" office:value-type="percentage" office:value="0.204701759367451" calcext:value-type="percentage">
            <text:p>20.47%</text:p>
          </table:table-cell>
          <table:table-cell table:formula="of:=[.J34]/[.$F34]" office:value-type="percentage" office:value="0.0150204991005963" calcext:value-type="percentage">
            <text:p>1.50%</text:p>
          </table:table-cell>
          <table:table-cell table:style-name="ce11"/>
          <table:table-cell table:formula="of:=[.F$32]/[.F34]" office:value-type="float" office:value="9.73778338139874" calcext:value-type="float">
            <text:p>9.73778338139874</text:p>
          </table:table-cell>
          <table:table-cell table:formula="of:=[.T34]/[.A34]" office:value-type="float" office:value="0.811481948449895" calcext:value-type="float">
            <text:p>0.81148194844989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3.713067" calcext:value-type="float">
            <text:p>3.713067</text:p>
          </table:table-cell>
          <table:table-cell office:value-type="float" office:value="2.043039" calcext:value-type="float">
            <text:p>2.043039</text:p>
          </table:table-cell>
          <table:table-cell office:value-type="float" office:value="0.374312" calcext:value-type="float">
            <text:p>0.374312</text:p>
          </table:table-cell>
          <table:table-cell office:value-type="float" office:value="1.23721" calcext:value-type="float">
            <text:p>1.23721</text:p>
          </table:table-cell>
          <table:table-cell office:value-type="float" office:value="0.058506" calcext:value-type="float">
            <text:p>0.058506</text:p>
          </table:table-cell>
          <table:table-cell office:value-type="float" office:value="611303217.60305" calcext:value-type="float">
            <text:p>611303217.60305</text:p>
          </table:table-cell>
          <table:table-cell office:value-type="float" office:value="606451.604765" calcext:value-type="float">
            <text:p>606451.604765</text:p>
          </table:table-cell>
          <table:table-cell office:value-type="string" calcext:value-type="string">
            <text:p>PERF_SUMMARY</text:p>
          </table:table-cell>
          <table:table-cell office:value-type="float" office:value="0.18292" calcext:value-type="float">
            <text:p>0.18292</text:p>
          </table:table-cell>
          <table:table-cell table:formula="of:=[.G35]/[.$F35]" office:value-type="percentage" office:value="0.55022950030258" calcext:value-type="percentage">
            <text:p>55.02%</text:p>
          </table:table-cell>
          <table:table-cell table:formula="of:=[.H35]/[.$F35]" office:value-type="percentage" office:value="0.100809384802375" calcext:value-type="percentage">
            <text:p>10.08%</text:p>
          </table:table-cell>
          <table:table-cell table:formula="of:=[.I35]/[.$F35]" office:value-type="percentage" office:value="0.333204329466718" calcext:value-type="percentage">
            <text:p>33.32%</text:p>
          </table:table-cell>
          <table:table-cell table:formula="of:=[.J35]/[.$F35]" office:value-type="percentage" office:value="0.0157567854283265" calcext:value-type="percentage">
            <text:p>1.58%</text:p>
          </table:table-cell>
          <table:table-cell/>
          <table:table-cell table:formula="of:=[.F$32]/[.F35]" office:value-type="float" office:value="17.8074015362502" calcext:value-type="float">
            <text:p>17.8074015362502</text:p>
          </table:table-cell>
          <table:table-cell table:formula="of:=[.T35]/[.A35]" office:value-type="float" office:value="0.635978626294651" calcext:value-type="float">
            <text:p>0.63597862629465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9"/>
        </table:table-row>
      </table:table>
      <table:table table:name="miniMD_ref Taskified Performance, mpt" table:style-name="ta1">
        <office:forms form:automatic-focus="false" form:apply-design-mode="false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1" table:number-columns-repeated="4" table:default-cell-style-name="ce10"/>
        <table:table-column table:style-name="co1" table:number-columns-repeated="44" table:default-cell-style-name="Default"/>
        <table:table-row table:style-name="ro1">
          <table:table-cell table:style-name="ce9" office:value-type="string" calcext:value-type="string">
            <text:p># Nodes</text:p>
          </table:table-cell>
          <table:table-cell table:style-name="ce9" office:value-type="string" calcext:value-type="string">
            <text:p>Domain Size</text:p>
          </table:table-cell>
          <table:table-cell table:style-name="ce9" office:value-type="string" calcext:value-type="string">
            <text:p>CPU Policy</text:p>
          </table:table-cell>
          <table:table-cell table:style-name="ce9" office:value-type="string" calcext:value-type="string">
            <text:p># Boxes Per Proc</text:p>
          </table:table-cell>
          <table:table-cell table:style-name="ce9" office:value-type="string" calcext:value-type="string">
            <text:p><text:span text:style-name="T1"># </text:span>MPI_proc</text:p>
          </table:table-cell>
          <table:table-cell table:style-name="ce9" office:value-type="string" calcext:value-type="string">
            <text:p>OMP_threads</text:p>
          </table:table-cell>
          <table:table-cell table:style-name="ce9" office:value-type="string" calcext:value-type="string">
            <text:p>nsteps</text:p>
          </table:table-cell>
          <table:table-cell table:style-name="ce9" office:value-type="string" calcext:value-type="string">
            <text:p>natoms</text:p>
          </table:table-cell>
          <table:table-cell table:style-name="ce9" office:value-type="string" calcext:value-type="string">
            <text:p>t_total</text:p>
          </table:table-cell>
          <table:table-cell table:style-name="ce9" office:value-type="string" calcext:value-type="string">
            <text:p>t_force</text:p>
          </table:table-cell>
          <table:table-cell table:style-name="ce9" office:value-type="string" calcext:value-type="string">
            <text:p>t_neigh</text:p>
          </table:table-cell>
          <table:table-cell table:style-name="ce9" office:value-type="string" calcext:value-type="string">
            <text:p>t_comm</text:p>
          </table:table-cell>
          <table:table-cell table:style-name="ce9" office:value-type="string" calcext:value-type="string">
            <text:p>t_other</text:p>
          </table:table-cell>
          <table:table-cell table:style-name="ce9" office:value-type="string" calcext:value-type="string">
            <text:p>performance</text:p>
          </table:table-cell>
          <table:table-cell table:style-name="ce9" office:value-type="string" calcext:value-type="string">
            <text:p>perf/thread</text:p>
          </table:table-cell>
          <table:table-cell table:style-name="ce9" office:value-type="string" calcext:value-type="string">
            <text:p>grep_string</text:p>
          </table:table-cell>
          <table:table-cell table:style-name="ce9" office:value-type="string" calcext:value-type="string">
            <text:p>t_extra</text:p>
          </table:table-cell>
          <table:table-cell table:style-name="ce9" office:value-type="string" calcext:value-type="string">
            <text:p>% Force</text:p>
          </table:table-cell>
          <table:table-cell table:style-name="ce9" office:value-type="string" calcext:value-type="string">
            <text:p>% Neigh</text:p>
          </table:table-cell>
          <table:table-cell table:style-name="ce9" office:value-type="string" calcext:value-type="string">
            <text:p>% Comm</text:p>
          </table:table-cell>
          <table:table-cell table:style-name="ce9" office:value-type="string" calcext:value-type="string">
            <text:p>% Other</text:p>
          </table:table-cell>
          <table:table-cell table:style-name="ce9"/>
          <table:table-cell table:style-name="ce9" office:value-type="string" calcext:value-type="string">
            <text:p>Speed-up</text:p>
          </table:table-cell>
          <table:table-cell table:style-name="ce9" office:value-type="string" calcext:value-type="string">
            <text:p>Efficiency</text:p>
          </table:table-cell>
          <table:table-cell table:style-name="ce9"/>
          <table:table-cell table:style-name="ce9" office:value-type="string" calcext:value-type="string">
            <text:p>procgrid[0]</text:p>
          </table:table-cell>
          <table:table-cell table:style-name="ce9" office:value-type="string" calcext:value-type="string">
            <text:p>procgrid[1]</text:p>
          </table:table-cell>
          <table:table-cell table:style-name="ce9" office:value-type="string" calcext:value-type="string">
            <text:p>procgrid[2]</text:p>
          </table:table-cell>
          <table:table-cell table:style-name="ce9" table:number-columns-repeated="37"/>
        </table:table-row>
        <table:table-row table:style-name="ro1">
          <table:table-cell table:style-name="ce9" office:value-type="string" calcext:value-type="string">
            <text:p>communicate_nonblocking_neighbourtasks_tampi_iwaitall</text:p>
          </table:table-cell>
          <table:table-cell table:style-name="ce9"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500" calcext:value-type="float">
            <text:p>2500</text:p>
          </table:table-cell>
          <table:table-cell table:style-name="ce11" office:value-type="float" office:value="907924" calcext:value-type="float">
            <text:p>907924</text:p>
          </table:table-cell>
          <table:table-cell table:style-name="ce11" office:value-type="float" office:value="69.613345" calcext:value-type="float">
            <text:p>69.613345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69.613345" calcext:value-type="float">
            <text:p>69.613345</text:p>
          </table:table-cell>
          <table:table-cell table:style-name="ce11" office:value-type="float" office:value="32605960.963661" calcext:value-type="float">
            <text:p>32605960.963661</text:p>
          </table:table-cell>
          <table:table-cell table:style-name="ce11" office:value-type="float" office:value="16302980.481831" calcext:value-type="float">
            <text:p>16302980.481831</text:p>
          </table:table-cell>
          <table:table-cell table:style-name="ce11" office:value-type="string" calcext:value-type="string">
            <text:p>PERF_SUMMARY</text:p>
          </table:table-cell>
          <table:table-cell table:style-name="ce11" office:value-type="float" office:value="0" calcext:value-type="float">
            <text:p>0</text:p>
          </table:table-cell>
          <table:table-cell table:formula="of:=[.J3]/[.$I3]" office:value-type="percentage" office:value="0" calcext:value-type="percentage">
            <text:p>0.00%</text:p>
          </table:table-cell>
          <table:table-cell table:formula="of:=[.K3]/[.$I3]" office:value-type="percentage" office:value="0" calcext:value-type="percentage">
            <text:p>0.00%</text:p>
          </table:table-cell>
          <table:table-cell table:formula="of:=[.L3]/[.$I3]" office:value-type="percentage" office:value="0" calcext:value-type="percentage">
            <text:p>0.00%</text:p>
          </table:table-cell>
          <table:table-cell table:formula="of:=[.M3]/[.$I3]" office:value-type="percentage" office:value="1" calcext:value-type="percentage">
            <text:p>100.00%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number-columns-repeated="3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37.751218" calcext:value-type="float">
            <text:p>37.751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751218" calcext:value-type="float">
            <text:p>37.751218</text:p>
          </table:table-cell>
          <table:table-cell office:value-type="float" office:value="60125477.401948" calcext:value-type="float">
            <text:p>60125477.401948</text:p>
          </table:table-cell>
          <table:table-cell office:value-type="float" office:value="15031369.350487" calcext:value-type="float">
            <text:p>15031369.350487</text:p>
          </table:table-cell>
          <table:table-cell office:value-type="string" calcext:value-type="string">
            <text:p>PERF_SUMMARY</text:p>
          </table:table-cell>
          <table:table-cell office:value-type="float" office:value="0" calcext:value-type="float">
            <text:p>0</text:p>
          </table:table-cell>
          <table:table-cell table:formula="of:=[.J4]/[.$I4]" office:value-type="percentage" office:value="0" calcext:value-type="percentage">
            <text:p>0.00%</text:p>
          </table:table-cell>
          <table:table-cell table:formula="of:=[.K4]/[.$I4]" office:value-type="percentage" office:value="0" calcext:value-type="percentage">
            <text:p>0.00%</text:p>
          </table:table-cell>
          <table:table-cell table:formula="of:=[.L4]/[.$I4]" office:value-type="percentage" office:value="0" calcext:value-type="percentage">
            <text:p>0.00%</text:p>
          </table:table-cell>
          <table:table-cell table:formula="of:=[.M4]/[.$I4]" office:value-type="percentage" office:value="1" calcext:value-type="percentage">
            <text:p>100.00%</text:p>
          </table:table-cell>
          <table:table-cell/>
          <table:table-cell table:formula="of:=[.I$3]/[.I4]" office:value-type="float" office:value="1.84400262264386" calcext:value-type="float">
            <text:p>1.84400262264386</text:p>
          </table:table-cell>
          <table:table-cell table:formula="of:=[.W4]/[.A4]" office:value-type="float" office:value="0.922001311321929" calcext:value-type="float">
            <text:p>0.9220013113219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7.073478" calcext:value-type="float">
            <text:p>7.0734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073478" calcext:value-type="float">
            <text:p>7.073478</text:p>
          </table:table-cell>
          <table:table-cell office:value-type="float" office:value="320890223.109232" calcext:value-type="float">
            <text:p>320890223.109232</text:p>
          </table:table-cell>
          <table:table-cell office:value-type="float" office:value="5730182.555522" calcext:value-type="float">
            <text:p>5730182.555522</text:p>
          </table:table-cell>
          <table:table-cell office:value-type="string" calcext:value-type="string">
            <text:p>PERF_SUMMARY</text:p>
          </table:table-cell>
          <table:table-cell office:value-type="float" office:value="0" calcext:value-type="float">
            <text:p>0</text:p>
          </table:table-cell>
          <table:table-cell table:formula="of:=[.J5]/[.$I5]" office:value-type="percentage" office:value="0" calcext:value-type="percentage">
            <text:p>0.00%</text:p>
          </table:table-cell>
          <table:table-cell table:formula="of:=[.K5]/[.$I5]" office:value-type="percentage" office:value="0" calcext:value-type="percentage">
            <text:p>0.00%</text:p>
          </table:table-cell>
          <table:table-cell table:formula="of:=[.L5]/[.$I5]" office:value-type="percentage" office:value="0" calcext:value-type="percentage">
            <text:p>0.00%</text:p>
          </table:table-cell>
          <table:table-cell table:formula="of:=[.M5]/[.$I5]" office:value-type="percentage" office:value="1" calcext:value-type="percentage">
            <text:p>100.00%</text:p>
          </table:table-cell>
          <table:table-cell/>
          <table:table-cell table:formula="of:=[.I$3]/[.I5]" office:value-type="float" office:value="9.84145918033533" calcext:value-type="float">
            <text:p>9.84145918033533</text:p>
          </table:table-cell>
          <table:table-cell table:formula="of:=[.W5]/[.A5]" office:value-type="float" office:value="0.351480685011976" calcext:value-type="float">
            <text:p>0.35148068501197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table:number-columns-repeated="6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0000" calcext:value-type="float">
            <text:p>50000</text:p>
          </table:table-cell>
          <table:table-cell table:style-name="ce11" office:value-type="float" office:value="907924" calcext:value-type="float">
            <text:p>907924</text:p>
          </table:table-cell>
          <table:table-cell table:style-name="ce11" office:value-type="float" office:value="1397.963339" calcext:value-type="float">
            <text:p>1397.963339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397.963339" calcext:value-type="float">
            <text:p>1397.963339</text:p>
          </table:table-cell>
          <table:table-cell table:style-name="ce11" office:value-type="float" office:value="32473097.628894" calcext:value-type="float">
            <text:p>32473097.628894</text:p>
          </table:table-cell>
          <table:table-cell table:style-name="ce11" office:value-type="float" office:value="16236548.814447" calcext:value-type="float">
            <text:p>16236548.814447</text:p>
          </table:table-cell>
          <table:table-cell table:style-name="ce11" office:value-type="string" calcext:value-type="string">
            <text:p>PERF_SUMMARY</text:p>
          </table:table-cell>
          <table:table-cell table:style-name="ce11" office:value-type="float" office:value="0" calcext:value-type="float">
            <text:p>0</text:p>
          </table:table-cell>
          <table:table-cell table:formula="of:=[.J7]/[.$I7]" office:value-type="percentage" office:value="0" calcext:value-type="percentage">
            <text:p>0.00%</text:p>
          </table:table-cell>
          <table:table-cell table:formula="of:=[.K7]/[.$I7]" office:value-type="percentage" office:value="0" calcext:value-type="percentage">
            <text:p>0.00%</text:p>
          </table:table-cell>
          <table:table-cell table:formula="of:=[.L7]/[.$I7]" office:value-type="percentage" office:value="0" calcext:value-type="percentage">
            <text:p>0.00%</text:p>
          </table:table-cell>
          <table:table-cell table:formula="of:=[.M7]/[.$I7]" office:value-type="percentage" office:value="1" calcext:value-type="percentage">
            <text:p>100.00%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number-columns-repeated="3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139.283382" calcext:value-type="float">
            <text:p>139.2833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.283382" calcext:value-type="float">
            <text:p>139.283382</text:p>
          </table:table-cell>
          <table:table-cell office:value-type="float" office:value="325926894.318936" calcext:value-type="float">
            <text:p>325926894.318936</text:p>
          </table:table-cell>
          <table:table-cell office:value-type="float" office:value="5820123.112838" calcext:value-type="float">
            <text:p>5820123.112838</text:p>
          </table:table-cell>
          <table:table-cell office:value-type="string" calcext:value-type="string">
            <text:p>PERF_SUMMARY</text:p>
          </table:table-cell>
          <table:table-cell office:value-type="float" office:value="0" calcext:value-type="float">
            <text:p>0</text:p>
          </table:table-cell>
          <table:table-cell table:formula="of:=[.J8]/[.$I8]" office:value-type="percentage" office:value="0" calcext:value-type="percentage">
            <text:p>0.00%</text:p>
          </table:table-cell>
          <table:table-cell table:formula="of:=[.K8]/[.$I8]" office:value-type="percentage" office:value="0" calcext:value-type="percentage">
            <text:p>0.00%</text:p>
          </table:table-cell>
          <table:table-cell table:formula="of:=[.L8]/[.$I8]" office:value-type="percentage" office:value="0" calcext:value-type="percentage">
            <text:p>0.00%</text:p>
          </table:table-cell>
          <table:table-cell table:formula="of:=[.M8]/[.$I8]" office:value-type="percentage" office:value="1" calcext:value-type="percentage">
            <text:p>100.00%</text:p>
          </table:table-cell>
          <table:table-cell/>
          <table:table-cell table:formula="of:=[.I$7]/[.I8]" office:value-type="float" office:value="10.036827932567" calcext:value-type="float">
            <text:p>10.036827932567</text:p>
          </table:table-cell>
          <table:table-cell table:formula="of:=[.W8]/[.A8]" office:value-type="float" office:value="0.358458140448821" calcext:value-type="float">
            <text:p>0.3584581404488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table:number-columns-repeated="6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500" calcext:value-type="float">
            <text:p>2500</text:p>
          </table:table-cell>
          <table:table-cell table:style-name="ce11" office:value-type="float" office:value="907924" calcext:value-type="float">
            <text:p>907924</text:p>
          </table:table-cell>
          <table:table-cell table:style-name="ce11" office:value-type="float" office:value="72.390189" calcext:value-type="float">
            <text:p>72.390189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72.390189" calcext:value-type="float">
            <text:p>72.390189</text:p>
          </table:table-cell>
          <table:table-cell table:style-name="ce11" office:value-type="float" office:value="31355216.020074" calcext:value-type="float">
            <text:p>31355216.020074</text:p>
          </table:table-cell>
          <table:table-cell table:style-name="ce11" office:value-type="float" office:value="15677608.010037" calcext:value-type="float">
            <text:p>15677608.010037</text:p>
          </table:table-cell>
          <table:table-cell table:style-name="ce11" office:value-type="string" calcext:value-type="string">
            <text:p>PERF_SUMMARY</text:p>
          </table:table-cell>
          <table:table-cell table:style-name="ce11" office:value-type="float" office:value="0" calcext:value-type="float">
            <text:p>0</text:p>
          </table:table-cell>
          <table:table-cell table:formula="of:=[.J10]/[.$I10]" office:value-type="percentage" office:value="0" calcext:value-type="percentage">
            <text:p>0.00%</text:p>
          </table:table-cell>
          <table:table-cell table:formula="of:=[.K10]/[.$I10]" office:value-type="percentage" office:value="0" calcext:value-type="percentage">
            <text:p>0.00%</text:p>
          </table:table-cell>
          <table:table-cell table:formula="of:=[.L10]/[.$I10]" office:value-type="percentage" office:value="0" calcext:value-type="percentage">
            <text:p>0.00%</text:p>
          </table:table-cell>
          <table:table-cell table:formula="of:=[.M10]/[.$I10]" office:value-type="percentage" office:value="1" calcext:value-type="percentage">
            <text:p>100.00%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number-columns-repeated="3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6.730545" calcext:value-type="float">
            <text:p>6.730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30545" calcext:value-type="float">
            <text:p>6.730545</text:p>
          </table:table-cell>
          <table:table-cell office:value-type="float" office:value="337240144.583577" calcext:value-type="float">
            <text:p>337240144.583577</text:p>
          </table:table-cell>
          <table:table-cell office:value-type="float" office:value="6022145.438992" calcext:value-type="float">
            <text:p>6022145.438992</text:p>
          </table:table-cell>
          <table:table-cell office:value-type="string" calcext:value-type="string">
            <text:p>PERF_SUMMARY</text:p>
          </table:table-cell>
          <table:table-cell office:value-type="float" office:value="0" calcext:value-type="float">
            <text:p>0</text:p>
          </table:table-cell>
          <table:table-cell table:formula="of:=[.J11]/[.$I11]" office:value-type="percentage" office:value="0" calcext:value-type="percentage">
            <text:p>0.00%</text:p>
          </table:table-cell>
          <table:table-cell table:formula="of:=[.K11]/[.$I11]" office:value-type="percentage" office:value="0" calcext:value-type="percentage">
            <text:p>0.00%</text:p>
          </table:table-cell>
          <table:table-cell table:formula="of:=[.L11]/[.$I11]" office:value-type="percentage" office:value="0" calcext:value-type="percentage">
            <text:p>0.00%</text:p>
          </table:table-cell>
          <table:table-cell table:formula="of:=[.M11]/[.$I11]" office:value-type="percentage" office:value="1" calcext:value-type="percentage">
            <text:p>100.00%</text:p>
          </table:table-cell>
          <table:table-cell/>
          <table:table-cell table:formula="of:=[.I10]/[.I11]" office:value-type="float" office:value="10.7554721051564" calcext:value-type="float">
            <text:p>10.7554721051564</text:p>
          </table:table-cell>
          <table:table-cell table:formula="of:=[.W11]/[.A11]" office:value-type="float" office:value="0.384124003755586" calcext:value-type="float">
            <text:p>0.38412400375558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busy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6.705372" calcext:value-type="float">
            <text:p>6.705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05372" calcext:value-type="float">
            <text:p>6.705372</text:p>
          </table:table-cell>
          <table:table-cell office:value-type="float" office:value="338506196.921247" calcext:value-type="float">
            <text:p>338506196.921247</text:p>
          </table:table-cell>
          <table:table-cell office:value-type="float" office:value="6044753.516451" calcext:value-type="float">
            <text:p>6044753.516451</text:p>
          </table:table-cell>
          <table:table-cell office:value-type="string" calcext:value-type="string">
            <text:p>PERF_SUMMARY</text:p>
          </table:table-cell>
          <table:table-cell office:value-type="float" office:value="0" calcext:value-type="float">
            <text:p>0</text:p>
          </table:table-cell>
          <table:table-cell table:formula="of:=[.J12]/[.$I12]" office:value-type="percentage" office:value="0" calcext:value-type="percentage">
            <text:p>0.00%</text:p>
          </table:table-cell>
          <table:table-cell table:formula="of:=[.K12]/[.$I12]" office:value-type="percentage" office:value="0" calcext:value-type="percentage">
            <text:p>0.00%</text:p>
          </table:table-cell>
          <table:table-cell table:formula="of:=[.L12]/[.$I12]" office:value-type="percentage" office:value="0" calcext:value-type="percentage">
            <text:p>0.00%</text:p>
          </table:table-cell>
          <table:table-cell table:formula="of:=[.M12]/[.$I12]" office:value-type="percentage" office:value="1" calcext:value-type="percentage">
            <text:p>100.00%</text:p>
          </table:table-cell>
          <table:table-cell/>
          <table:table-cell table:formula="of:=[.I10]/[.I12]" office:value-type="float" office:value="10.795849805201" calcext:value-type="float">
            <text:p>10.795849805201</text:p>
          </table:table-cell>
          <table:table-cell table:formula="of:=[.W12]/[.A12]" office:value-type="float" office:value="0.385566064471463" calcext:value-type="float">
            <text:p>0.38556606447146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table:number-columns-repeated="17"/>
          <table:table-cell table:style-name="Default" table:number-columns-repeated="4"/>
          <table:table-cell table:number-columns-repeated="4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1^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8992364" calcext:value-type="float">
            <text:p>8992364</text:p>
          </table:table-cell>
          <table:table-cell table:style-name="ce11" office:value-type="float" office:value="64.944042" calcext:value-type="float">
            <text:p>64.94404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64.944042" calcext:value-type="float">
            <text:p>64.944042</text:p>
          </table:table-cell>
          <table:table-cell table:style-name="ce11" office:value-type="float" office:value="33231183.243373" calcext:value-type="float">
            <text:p>33231183.243373</text:p>
          </table:table-cell>
          <table:table-cell table:style-name="ce11" office:value-type="float" office:value="16615591.621687" calcext:value-type="float">
            <text:p>16615591.621687</text:p>
          </table:table-cell>
          <table:table-cell table:style-name="ce11" office:value-type="string" calcext:value-type="string">
            <text:p>PERF_SUMMARY</text:p>
          </table:table-cell>
          <table:table-cell table:style-name="ce11" office:value-type="float" office:value="0" calcext:value-type="float">
            <text:p>0</text:p>
          </table:table-cell>
          <table:table-cell table:formula="of:=[.J14]/[.$I14]" office:value-type="percentage" office:value="0" calcext:value-type="percentage">
            <text:p>0.00%</text:p>
          </table:table-cell>
          <table:table-cell table:formula="of:=[.K14]/[.$I14]" office:value-type="percentage" office:value="0" calcext:value-type="percentage">
            <text:p>0.00%</text:p>
          </table:table-cell>
          <table:table-cell table:formula="of:=[.L14]/[.$I14]" office:value-type="percentage" office:value="0" calcext:value-type="percentage">
            <text:p>0.00%</text:p>
          </table:table-cell>
          <table:table-cell table:formula="of:=[.M14]/[.$I14]" office:value-type="percentage" office:value="1" calcext:value-type="percentage">
            <text:p>100.00%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number-columns-repeated="3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31^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8992364" calcext:value-type="float">
            <text:p>8992364</text:p>
          </table:table-cell>
          <table:table-cell office:value-type="float" office:value="2.857203" calcext:value-type="float">
            <text:p>2.8572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857203" calcext:value-type="float">
            <text:p>2.857203</text:p>
          </table:table-cell>
          <table:table-cell office:value-type="float" office:value="755342776.245582" calcext:value-type="float">
            <text:p>755342776.245582</text:p>
          </table:table-cell>
          <table:table-cell office:value-type="float" office:value="13488263.861528" calcext:value-type="float">
            <text:p>13488263.861528</text:p>
          </table:table-cell>
          <table:table-cell office:value-type="string" calcext:value-type="string">
            <text:p>PERF_SUMMARY</text:p>
          </table:table-cell>
          <table:table-cell office:value-type="float" office:value="0" calcext:value-type="float">
            <text:p>0</text:p>
          </table:table-cell>
          <table:table-cell table:formula="of:=[.J15]/[.$I15]" office:value-type="percentage" office:value="0" calcext:value-type="percentage">
            <text:p>0.00%</text:p>
          </table:table-cell>
          <table:table-cell table:formula="of:=[.K15]/[.$I15]" office:value-type="percentage" office:value="0" calcext:value-type="percentage">
            <text:p>0.00%</text:p>
          </table:table-cell>
          <table:table-cell table:formula="of:=[.L15]/[.$I15]" office:value-type="percentage" office:value="0" calcext:value-type="percentage">
            <text:p>0.00%</text:p>
          </table:table-cell>
          <table:table-cell table:formula="of:=[.M15]/[.$I15]" office:value-type="percentage" office:value="1" calcext:value-type="percentage">
            <text:p>100.00%</text:p>
          </table:table-cell>
          <table:table-cell/>
          <table:table-cell table:formula="of:=[.I$14]/[.I15]" office:value-type="float" office:value="22.7299362348423" calcext:value-type="float">
            <text:p>22.7299362348423</text:p>
          </table:table-cell>
          <table:table-cell table:formula="of:=[.W15]/[.A15]" office:value-type="float" office:value="0.811783436958652" calcext:value-type="float">
            <text:p>0.81178343695865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table:number-columns-repeated="6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5^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17968500" calcext:value-type="float">
            <text:p>17968500</text:p>
          </table:table-cell>
          <table:table-cell table:style-name="ce11" office:value-type="float" office:value="131.579656" calcext:value-type="float">
            <text:p>131.579656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31.579656" calcext:value-type="float">
            <text:p>131.579656</text:p>
          </table:table-cell>
          <table:table-cell table:style-name="ce11" office:value-type="float" office:value="32774367.381275" calcext:value-type="float">
            <text:p>32774367.381275</text:p>
          </table:table-cell>
          <table:table-cell table:style-name="ce11" office:value-type="float" office:value="16387183.690638" calcext:value-type="float">
            <text:p>16387183.690638</text:p>
          </table:table-cell>
          <table:table-cell table:style-name="ce11" office:value-type="string" calcext:value-type="string">
            <text:p>PERF_SUMMARY</text:p>
          </table:table-cell>
          <table:table-cell table:style-name="ce11" office:value-type="float" office:value="0" calcext:value-type="float">
            <text:p>0</text:p>
          </table:table-cell>
          <table:table-cell table:formula="of:=[.J17]/[.$I17]" office:value-type="percentage" office:value="0" calcext:value-type="percentage">
            <text:p>0.00%</text:p>
          </table:table-cell>
          <table:table-cell table:formula="of:=[.K17]/[.$I17]" office:value-type="percentage" office:value="0" calcext:value-type="percentage">
            <text:p>0.00%</text:p>
          </table:table-cell>
          <table:table-cell table:formula="of:=[.L17]/[.$I17]" office:value-type="percentage" office:value="0" calcext:value-type="percentage">
            <text:p>0.00%</text:p>
          </table:table-cell>
          <table:table-cell table:formula="of:=[.M17]/[.$I17]" office:value-type="percentage" office:value="1" calcext:value-type="percentage">
            <text:p>100.00%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number-columns-repeated="3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65^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7968500" calcext:value-type="float">
            <text:p>17968500</text:p>
          </table:table-cell>
          <table:table-cell office:value-type="float" office:value="5.172896" calcext:value-type="float">
            <text:p>5.172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72896" calcext:value-type="float">
            <text:p>5.172896</text:p>
          </table:table-cell>
          <table:table-cell office:value-type="float" office:value="833660716.188131" calcext:value-type="float">
            <text:p>833660716.188131</text:p>
          </table:table-cell>
          <table:table-cell office:value-type="float" office:value="14886798.503359" calcext:value-type="float">
            <text:p>14886798.503359</text:p>
          </table:table-cell>
          <table:table-cell office:value-type="string" calcext:value-type="string">
            <text:p>PERF_SUMMARY</text:p>
          </table:table-cell>
          <table:table-cell office:value-type="float" office:value="0" calcext:value-type="float">
            <text:p>0</text:p>
          </table:table-cell>
          <table:table-cell table:formula="of:=[.J18]/[.$I18]" office:value-type="percentage" office:value="0" calcext:value-type="percentage">
            <text:p>0.00%</text:p>
          </table:table-cell>
          <table:table-cell table:formula="of:=[.K18]/[.$I18]" office:value-type="percentage" office:value="0" calcext:value-type="percentage">
            <text:p>0.00%</text:p>
          </table:table-cell>
          <table:table-cell table:formula="of:=[.L18]/[.$I18]" office:value-type="percentage" office:value="0" calcext:value-type="percentage">
            <text:p>0.00%</text:p>
          </table:table-cell>
          <table:table-cell table:formula="of:=[.M18]/[.$I18]" office:value-type="percentage" office:value="1" calcext:value-type="percentage">
            <text:p>100.00%</text:p>
          </table:table-cell>
          <table:table-cell/>
          <table:table-cell table:formula="of:=[.I17]/[.I18]" office:value-type="float" office:value="25.4363621460783" calcext:value-type="float">
            <text:p>25.4363621460783</text:p>
          </table:table-cell>
          <table:table-cell table:formula="of:=[.W18]/[.A18]" office:value-type="float" office:value="0.908441505217083" calcext:value-type="float">
            <text:p>0.90844150521708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table:number-columns-repeated="65"/>
        </table:table-row>
        <table:table-row table:style-name="ro1">
          <table:table-cell table:style-name="ce9" office:value-type="string" calcext:value-type="string">
            <text:p>communicate_blocking_neighbourtasks</text:p>
          </table:table-cell>
          <table:table-cell table:style-name="ce9" table:number-columns-repeated="2"/>
          <table:table-cell/>
          <table:table-cell table:style-name="ce11" table:number-columns-repeated="13"/>
          <table:table-cell table:number-columns-repeated="4"/>
          <table:table-cell table:style-name="ce11" table:number-columns-repeated="4"/>
          <table:table-cell table:number-columns-repeated="3"/>
          <table:table-cell table:style-name="ce11" table:number-columns-repeated="3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500" calcext:value-type="float">
            <text:p>2500</text:p>
          </table:table-cell>
          <table:table-cell table:style-name="ce11" office:value-type="float" office:value="907924" calcext:value-type="float">
            <text:p>907924</text:p>
          </table:table-cell>
          <table:table-cell table:style-name="ce11" office:value-type="float" office:value="69.81615" calcext:value-type="float">
            <text:p>69.81615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69.81615" calcext:value-type="float">
            <text:p>69.81615</text:p>
          </table:table-cell>
          <table:table-cell table:style-name="ce11" office:value-type="float" office:value="32511245.675641" calcext:value-type="float">
            <text:p>32511245.675641</text:p>
          </table:table-cell>
          <table:table-cell table:style-name="ce11" office:value-type="float" office:value="16255622.837821" calcext:value-type="float">
            <text:p>16255622.837821</text:p>
          </table:table-cell>
          <table:table-cell table:style-name="ce11" office:value-type="string" calcext:value-type="string">
            <text:p>PERF_SUMMARY</text:p>
          </table:table-cell>
          <table:table-cell table:style-name="ce11" office:value-type="float" office:value="0" calcext:value-type="float">
            <text:p>0</text:p>
          </table:table-cell>
          <table:table-cell table:formula="of:=[.J21]/[.$I21]" office:value-type="percentage" office:value="0" calcext:value-type="percentage">
            <text:p>0.00%</text:p>
          </table:table-cell>
          <table:table-cell table:formula="of:=[.K21]/[.$I21]" office:value-type="percentage" office:value="0" calcext:value-type="percentage">
            <text:p>0.00%</text:p>
          </table:table-cell>
          <table:table-cell table:formula="of:=[.L21]/[.$I21]" office:value-type="percentage" office:value="0" calcext:value-type="percentage">
            <text:p>0.00%</text:p>
          </table:table-cell>
          <table:table-cell table:formula="of:=[.M21]/[.$I21]" office:value-type="percentage" office:value="1" calcext:value-type="percentage">
            <text:p>100.00%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number-columns-repeated="3" office:value-type="float" office:value="1" calcext:value-type="float">
            <text:p>1</text:p>
          </table:table-cell>
          <table:table-cell table:style-name="ce11" table:number-columns-repeated="3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7.386526" calcext:value-type="float">
            <text:p>7.3865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86526" calcext:value-type="float">
            <text:p>7.386526</text:p>
          </table:table-cell>
          <table:table-cell office:value-type="float" office:value="307290604.410321" calcext:value-type="float">
            <text:p>307290604.410321</text:p>
          </table:table-cell>
          <table:table-cell office:value-type="float" office:value="5487332.221613" calcext:value-type="float">
            <text:p>5487332.221613</text:p>
          </table:table-cell>
          <table:table-cell office:value-type="string" calcext:value-type="string">
            <text:p>PERF_SUMMARY</text:p>
          </table:table-cell>
          <table:table-cell office:value-type="float" office:value="0" calcext:value-type="float">
            <text:p>0</text:p>
          </table:table-cell>
          <table:table-cell table:formula="of:=[.J22]/[.$I22]" office:value-type="percentage" office:value="0" calcext:value-type="percentage">
            <text:p>0.00%</text:p>
          </table:table-cell>
          <table:table-cell table:formula="of:=[.K22]/[.$I22]" office:value-type="percentage" office:value="0" calcext:value-type="percentage">
            <text:p>0.00%</text:p>
          </table:table-cell>
          <table:table-cell table:formula="of:=[.L22]/[.$I22]" office:value-type="percentage" office:value="0" calcext:value-type="percentage">
            <text:p>0.00%</text:p>
          </table:table-cell>
          <table:table-cell table:formula="of:=[.M22]/[.$I22]" office:value-type="percentage" office:value="1" calcext:value-type="percentage">
            <text:p>100.00%</text:p>
          </table:table-cell>
          <table:table-cell/>
          <table:table-cell table:formula="of:=[.I$21]/[.I22]" office:value-type="float" office:value="9.45182484973315" calcext:value-type="float">
            <text:p>9.45182484973315</text:p>
          </table:table-cell>
          <table:table-cell table:formula="of:=[.W22]/[.A22]" office:value-type="float" office:value="0.337565173204755" calcext:value-type="float">
            <text:p>0.3375651732047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table:number-columns-repeated="4"/>
          <table:table-cell table:style-name="ce11"/>
          <table:table-cell table:number-columns-repeated="60"/>
        </table:table-row>
        <table:table-row table:style-name="ro1">
          <table:table-cell table:style-name="ce9" office:value-type="string" calcext:value-type="string">
            <text:p>communicate_blocking_alltasks</text:p>
          </table:table-cell>
          <table:table-cell table:style-name="ce9" table:number-columns-repeated="2"/>
          <table:table-cell/>
          <table:table-cell table:style-name="ce11"/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500" calcext:value-type="float">
            <text:p>2500</text:p>
          </table:table-cell>
          <table:table-cell table:style-name="ce11" office:value-type="float" office:value="907924" calcext:value-type="float">
            <text:p>907924</text:p>
          </table:table-cell>
          <table:table-cell table:style-name="ce11" office:value-type="float" office:value="70.795985" calcext:value-type="float">
            <text:p>70.795985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70.795985" calcext:value-type="float">
            <text:p>70.795985</text:p>
          </table:table-cell>
          <table:table-cell table:style-name="ce11" office:value-type="float" office:value="32061281.383806" calcext:value-type="float">
            <text:p>32061281.383806</text:p>
          </table:table-cell>
          <table:table-cell table:style-name="ce11" office:value-type="float" office:value="16030640.691903" calcext:value-type="float">
            <text:p>16030640.691903</text:p>
          </table:table-cell>
          <table:table-cell table:style-name="ce11" office:value-type="string" calcext:value-type="string">
            <text:p>PERF_SUMMARY</text:p>
          </table:table-cell>
          <table:table-cell table:style-name="ce11" office:value-type="float" office:value="0" calcext:value-type="float">
            <text:p>0</text:p>
          </table:table-cell>
          <table:table-cell table:formula="of:=[.J25]/[.$I25]" office:value-type="percentage" office:value="0" calcext:value-type="percentage">
            <text:p>0.00%</text:p>
          </table:table-cell>
          <table:table-cell table:formula="of:=[.K25]/[.$I25]" office:value-type="percentage" office:value="0" calcext:value-type="percentage">
            <text:p>0.00%</text:p>
          </table:table-cell>
          <table:table-cell table:formula="of:=[.L25]/[.$I25]" office:value-type="percentage" office:value="0" calcext:value-type="percentage">
            <text:p>0.00%</text:p>
          </table:table-cell>
          <table:table-cell table:formula="of:=[.M25]/[.$I25]" office:value-type="percentage" office:value="1" calcext:value-type="percentage">
            <text:p>100.00%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number-columns-repeated="3" office:value-type="float" office:value="1" calcext:value-type="float">
            <text:p>1</text:p>
          </table:table-cell>
          <table:table-cell table:style-name="ce11" table:number-columns-repeated="3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9.342836" calcext:value-type="float">
            <text:p>9.342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342836" calcext:value-type="float">
            <text:p>9.342836</text:p>
          </table:table-cell>
          <table:table-cell office:value-type="float" office:value="242946586.420904" calcext:value-type="float">
            <text:p>242946586.420904</text:p>
          </table:table-cell>
          <table:table-cell office:value-type="float" office:value="4338331.900373" calcext:value-type="float">
            <text:p>4338331.900373</text:p>
          </table:table-cell>
          <table:table-cell office:value-type="string" calcext:value-type="string">
            <text:p>PERF_SUMMARY</text:p>
          </table:table-cell>
          <table:table-cell office:value-type="float" office:value="0" calcext:value-type="float">
            <text:p>0</text:p>
          </table:table-cell>
          <table:table-cell table:formula="of:=[.J26]/[.$I26]" office:value-type="percentage" office:value="0" calcext:value-type="percentage">
            <text:p>0.00%</text:p>
          </table:table-cell>
          <table:table-cell table:formula="of:=[.K26]/[.$I26]" office:value-type="percentage" office:value="0" calcext:value-type="percentage">
            <text:p>0.00%</text:p>
          </table:table-cell>
          <table:table-cell table:formula="of:=[.L26]/[.$I26]" office:value-type="percentage" office:value="0" calcext:value-type="percentage">
            <text:p>0.00%</text:p>
          </table:table-cell>
          <table:table-cell table:formula="of:=[.M26]/[.$I26]" office:value-type="percentage" office:value="1" calcext:value-type="percentage">
            <text:p>100.00%</text:p>
          </table:table-cell>
          <table:table-cell/>
          <table:table-cell table:formula="of:=[.I$25]/[.I26]" office:value-type="float" office:value="7.57756905933059" calcext:value-type="float">
            <text:p>7.57756905933059</text:p>
          </table:table-cell>
          <table:table-cell table:formula="of:=[.W26]/[.A26]" office:value-type="float" office:value="0.270627466404664" calcext:value-type="float">
            <text:p>0.2706274664046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table:number-columns-repeated="65"/>
        </table:table-row>
        <table:table-row table:style-name="ro1">
          <table:table-cell table:style-name="ce9" office:value-type="string" calcext:value-type="string">
            <text:p>communicate_nonblocking_alltasks_tampi_iwait</text:p>
          </table:table-cell>
          <table:table-cell table:style-name="ce9" table:number-columns-repeated="2"/>
          <table:table-cell table:number-columns-repeated="14"/>
          <table:table-cell table:style-name="Default" table:number-columns-repeated="4"/>
          <table:table-cell table:number-columns-repeated="4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500" calcext:value-type="float">
            <text:p>2500</text:p>
          </table:table-cell>
          <table:table-cell table:style-name="ce11" office:value-type="float" office:value="907924" calcext:value-type="float">
            <text:p>907924</text:p>
          </table:table-cell>
          <table:table-cell table:style-name="ce11" office:value-type="float" office:value="70.331951" calcext:value-type="float">
            <text:p>70.33195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70.331951" calcext:value-type="float">
            <text:p>70.331951</text:p>
          </table:table-cell>
          <table:table-cell table:style-name="ce11" office:value-type="float" office:value="32272814.300702" calcext:value-type="float">
            <text:p>32272814.300702</text:p>
          </table:table-cell>
          <table:table-cell table:style-name="ce11" office:value-type="float" office:value="16136407.150351" calcext:value-type="float">
            <text:p>16136407.150351</text:p>
          </table:table-cell>
          <table:table-cell table:style-name="ce11" office:value-type="string" calcext:value-type="string">
            <text:p>PERF_SUMMARY</text:p>
          </table:table-cell>
          <table:table-cell table:style-name="ce11" office:value-type="float" office:value="0" calcext:value-type="float">
            <text:p>0</text:p>
          </table:table-cell>
          <table:table-cell table:formula="of:=[.J29]/[.$I29]" office:value-type="percentage" office:value="0" calcext:value-type="percentage">
            <text:p>0.00%</text:p>
          </table:table-cell>
          <table:table-cell table:formula="of:=[.K29]/[.$I29]" office:value-type="percentage" office:value="0" calcext:value-type="percentage">
            <text:p>0.00%</text:p>
          </table:table-cell>
          <table:table-cell table:formula="of:=[.L29]/[.$I29]" office:value-type="percentage" office:value="0" calcext:value-type="percentage">
            <text:p>0.00%</text:p>
          </table:table-cell>
          <table:table-cell table:formula="of:=[.M29]/[.$I29]" office:value-type="percentage" office:value="1" calcext:value-type="percentage">
            <text:p>100.00%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number-columns-repeated="3" office:value-type="float" office:value="1" calcext:value-type="float">
            <text:p>1</text:p>
          </table:table-cell>
          <table:table-cell table:style-name="ce11" table:number-columns-repeated="3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8.563716" calcext:value-type="float">
            <text:p>8.563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63716" calcext:value-type="float">
            <text:p>8.563716</text:p>
          </table:table-cell>
          <table:table-cell office:value-type="float" office:value="265049644.482627" calcext:value-type="float">
            <text:p>265049644.482627</text:p>
          </table:table-cell>
          <table:table-cell office:value-type="float" office:value="4733029.365761" calcext:value-type="float">
            <text:p>4733029.365761</text:p>
          </table:table-cell>
          <table:table-cell office:value-type="string" calcext:value-type="string">
            <text:p>PERF_SUMMARY</text:p>
          </table:table-cell>
          <table:table-cell office:value-type="float" office:value="0" calcext:value-type="float">
            <text:p>0</text:p>
          </table:table-cell>
          <table:table-cell table:formula="of:=[.J30]/[.$I30]" office:value-type="percentage" office:value="0" calcext:value-type="percentage">
            <text:p>0.00%</text:p>
          </table:table-cell>
          <table:table-cell table:formula="of:=[.K30]/[.$I30]" office:value-type="percentage" office:value="0" calcext:value-type="percentage">
            <text:p>0.00%</text:p>
          </table:table-cell>
          <table:table-cell table:formula="of:=[.L30]/[.$I30]" office:value-type="percentage" office:value="0" calcext:value-type="percentage">
            <text:p>0.00%</text:p>
          </table:table-cell>
          <table:table-cell table:formula="of:=[.M30]/[.$I30]" office:value-type="percentage" office:value="1" calcext:value-type="percentage">
            <text:p>100.00%</text:p>
          </table:table-cell>
          <table:table-cell/>
          <table:table-cell table:formula="of:=[.I$29]/[.I30]" office:value-type="float" office:value="8.21278414650836" calcext:value-type="float">
            <text:p>8.21278414650836</text:p>
          </table:table-cell>
          <table:table-cell table:formula="of:=[.W30]/[.A30]" office:value-type="float" office:value="0.293313719518156" calcext:value-type="float">
            <text:p>0.2933137195181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table:number-columns-repeated="17"/>
          <table:table-cell table:style-name="Default" table:number-columns-repeated="4"/>
          <table:table-cell table:number-columns-repeated="4"/>
          <table:table-cell table:style-name="ce11" table:number-columns-repeated="3"/>
          <table:table-cell table:number-columns-repeated="37"/>
        </table:table-row>
        <table:table-row table:style-name="ro2">
          <table:table-cell table:style-name="ce9" office:value-type="string" calcext:value-type="string">
            <text:p>communicate_nonblocking_neighbourtasks_tampi_iwaitall + combined neighbour_build &amp; force-&gt;compute</text:p>
          </table:table-cell>
          <table:table-cell table:style-name="ce9"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500" calcext:value-type="float">
            <text:p>2500</text:p>
          </table:table-cell>
          <table:table-cell table:style-name="ce11" office:value-type="float" office:value="907924" calcext:value-type="float">
            <text:p>907924</text:p>
          </table:table-cell>
          <table:table-cell table:style-name="ce11" office:value-type="float" office:value="67.644675" calcext:value-type="float">
            <text:p>67.644675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67.644675" calcext:value-type="float">
            <text:p>67.644675</text:p>
          </table:table-cell>
          <table:table-cell table:style-name="ce11" office:value-type="float" office:value="33554895.710515" calcext:value-type="float">
            <text:p>33554895.710515</text:p>
          </table:table-cell>
          <table:table-cell table:style-name="ce11" office:value-type="float" office:value="16777447.855258" calcext:value-type="float">
            <text:p>16777447.855258</text:p>
          </table:table-cell>
          <table:table-cell table:style-name="ce11" office:value-type="string" calcext:value-type="string">
            <text:p>PERF_SUMMARY</text:p>
          </table:table-cell>
          <table:table-cell table:style-name="ce11" office:value-type="float" office:value="0" calcext:value-type="float">
            <text:p>0</text:p>
          </table:table-cell>
          <table:table-cell table:formula="of:=[.J33]/[.$I33]" office:value-type="percentage" office:value="0" calcext:value-type="percentage">
            <text:p>0.00%</text:p>
          </table:table-cell>
          <table:table-cell table:formula="of:=[.K33]/[.$I33]" office:value-type="percentage" office:value="0" calcext:value-type="percentage">
            <text:p>0.00%</text:p>
          </table:table-cell>
          <table:table-cell table:formula="of:=[.L33]/[.$I33]" office:value-type="percentage" office:value="0" calcext:value-type="percentage">
            <text:p>0.00%</text:p>
          </table:table-cell>
          <table:table-cell table:formula="of:=[.M33]/[.$I33]" office:value-type="percentage" office:value="1" calcext:value-type="percentage">
            <text:p>100.00%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number-columns-repeated="3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7.078102" calcext:value-type="float">
            <text:p>7.078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078102" calcext:value-type="float">
            <text:p>7.078102</text:p>
          </table:table-cell>
          <table:table-cell office:value-type="float" office:value="320680594.328664" calcext:value-type="float">
            <text:p>320680594.328664</text:p>
          </table:table-cell>
          <table:table-cell office:value-type="float" office:value="5726439.18444" calcext:value-type="float">
            <text:p>5726439.18444</text:p>
          </table:table-cell>
          <table:table-cell office:value-type="string" calcext:value-type="string">
            <text:p>PERF_SUMMARY</text:p>
          </table:table-cell>
          <table:table-cell office:value-type="float" office:value="0" calcext:value-type="float">
            <text:p>0</text:p>
          </table:table-cell>
          <table:table-cell table:formula="of:=[.J34]/[.$I34]" office:value-type="percentage" office:value="0" calcext:value-type="percentage">
            <text:p>0.00%</text:p>
          </table:table-cell>
          <table:table-cell table:formula="of:=[.K34]/[.$I34]" office:value-type="percentage" office:value="0" calcext:value-type="percentage">
            <text:p>0.00%</text:p>
          </table:table-cell>
          <table:table-cell table:formula="of:=[.L34]/[.$I34]" office:value-type="percentage" office:value="0" calcext:value-type="percentage">
            <text:p>0.00%</text:p>
          </table:table-cell>
          <table:table-cell table:formula="of:=[.M34]/[.$I34]" office:value-type="percentage" office:value="1" calcext:value-type="percentage">
            <text:p>100.00%</text:p>
          </table:table-cell>
          <table:table-cell/>
          <table:table-cell table:formula="of:=[.I33]/[.I34]" office:value-type="float" office:value="9.55689463079227" calcext:value-type="float">
            <text:p>9.55689463079227</text:p>
          </table:table-cell>
          <table:table-cell table:formula="of:=[.W34]/[.A34]" office:value-type="float" office:value="0.341317665385438" calcext:value-type="float">
            <text:p>0.34131766538543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table:style-name="ce9" table:number-columns-repeated="3"/>
          <table:table-cell table:number-columns-repeated="14"/>
          <table:table-cell table:style-name="Default" table:number-columns-repeated="4"/>
          <table:table-cell table:number-columns-repeated="44"/>
        </table:table-row>
        <table:table-row table:style-name="ro2">
          <table:table-cell table:style-name="ce9" office:value-type="string" calcext:value-type="string">
            <text:p>task-fors</text:p>
          </table:table-cell>
          <table:table-cell table:style-name="ce9"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500" calcext:value-type="float">
            <text:p>2500</text:p>
          </table:table-cell>
          <table:table-cell table:style-name="ce11" office:value-type="float" office:value="907924" calcext:value-type="float">
            <text:p>907924</text:p>
          </table:table-cell>
          <table:table-cell table:style-name="ce11" office:value-type="float" office:value="82.38369" calcext:value-type="float">
            <text:p>82.38369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82.38369" calcext:value-type="float">
            <text:p>82.38369</text:p>
          </table:table-cell>
          <table:table-cell table:style-name="ce11" office:value-type="float" office:value="27551691.478609" calcext:value-type="float">
            <text:p>27551691.478609</text:p>
          </table:table-cell>
          <table:table-cell table:style-name="ce11" office:value-type="float" office:value="13775845.739304" calcext:value-type="float">
            <text:p>13775845.739304</text:p>
          </table:table-cell>
          <table:table-cell table:style-name="ce11" office:value-type="string" calcext:value-type="string">
            <text:p>PERF_SUMMARY</text:p>
          </table:table-cell>
          <table:table-cell table:style-name="ce11" office:value-type="float" office:value="0" calcext:value-type="float">
            <text:p>0</text:p>
          </table:table-cell>
          <table:table-cell table:formula="of:=[.J37]/[.$I37]" office:value-type="percentage" office:value="0" calcext:value-type="percentage">
            <text:p>0.00%</text:p>
          </table:table-cell>
          <table:table-cell table:formula="of:=[.K37]/[.$I37]" office:value-type="percentage" office:value="0" calcext:value-type="percentage">
            <text:p>0.00%</text:p>
          </table:table-cell>
          <table:table-cell table:formula="of:=[.L37]/[.$I37]" office:value-type="percentage" office:value="0" calcext:value-type="percentage">
            <text:p>0.00%</text:p>
          </table:table-cell>
          <table:table-cell table:formula="of:=[.M37]/[.$I37]" office:value-type="percentage" office:value="1" calcext:value-type="percentage">
            <text:p>100.00%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number-columns-repeated="3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13.608444" calcext:value-type="float">
            <text:p>13.608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608444" calcext:value-type="float">
            <text:p>13.608444</text:p>
          </table:table-cell>
          <table:table-cell office:value-type="float" office:value="166794230.244398" calcext:value-type="float">
            <text:p>166794230.244398</text:p>
          </table:table-cell>
          <table:table-cell office:value-type="float" office:value="2978468.397221" calcext:value-type="float">
            <text:p>2978468.397221</text:p>
          </table:table-cell>
          <table:table-cell office:value-type="string" calcext:value-type="string">
            <text:p>PERF_SUMMARY</text:p>
          </table:table-cell>
          <table:table-cell office:value-type="float" office:value="0" calcext:value-type="float">
            <text:p>0</text:p>
          </table:table-cell>
          <table:table-cell table:formula="of:=[.J38]/[.$I38]" office:value-type="percentage" office:value="0" calcext:value-type="percentage">
            <text:p>0.00%</text:p>
          </table:table-cell>
          <table:table-cell table:formula="of:=[.K38]/[.$I38]" office:value-type="percentage" office:value="0" calcext:value-type="percentage">
            <text:p>0.00%</text:p>
          </table:table-cell>
          <table:table-cell table:formula="of:=[.L38]/[.$I38]" office:value-type="percentage" office:value="0" calcext:value-type="percentage">
            <text:p>0.00%</text:p>
          </table:table-cell>
          <table:table-cell table:formula="of:=[.M38]/[.$I38]" office:value-type="percentage" office:value="1" calcext:value-type="percentage">
            <text:p>100.00%</text:p>
          </table:table-cell>
          <table:table-cell/>
          <table:table-cell table:formula="of:=[.I37]/[.I38]" office:value-type="float" office:value="6.05386552643344" calcext:value-type="float">
            <text:p>6.05386552643344</text:p>
          </table:table-cell>
          <table:table-cell table:formula="of:=[.W38]/[.A38]" office:value-type="float" office:value="0.216209483086909" calcext:value-type="float">
            <text:p>0.2162094830869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table:style-name="ce9" table:number-columns-repeated="3"/>
          <table:table-cell table:number-columns-repeated="14"/>
          <table:table-cell table:style-name="Default" table:number-columns-repeated="4"/>
          <table:table-cell table:number-columns-repeated="4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500" calcext:value-type="float">
            <text:p>2500</text:p>
          </table:table-cell>
          <table:table-cell table:style-name="ce11" office:value-type="float" office:value="907924" calcext:value-type="float">
            <text:p>907924</text:p>
          </table:table-cell>
          <table:table-cell table:style-name="ce11" office:value-type="float" office:value="177.759134" calcext:value-type="float">
            <text:p>177.75913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77.759134" calcext:value-type="float">
            <text:p>177.759134</text:p>
          </table:table-cell>
          <table:table-cell table:number-columns-repeated="2" table:style-name="ce11" office:value-type="float" office:value="12769020.340202" calcext:value-type="float">
            <text:p>12769020.340202</text:p>
          </table:table-cell>
          <table:table-cell table:style-name="ce11" office:value-type="string" calcext:value-type="string">
            <text:p>PERF_SUMMARY</text:p>
          </table:table-cell>
          <table:table-cell table:style-name="ce11" office:value-type="float" office:value="0" calcext:value-type="float">
            <text:p>0</text:p>
          </table:table-cell>
          <table:table-cell table:formula="of:=[.J40]/[.$I40]" office:value-type="percentage" office:value="0" calcext:value-type="percentage">
            <text:p>0.00%</text:p>
          </table:table-cell>
          <table:table-cell table:formula="of:=[.K40]/[.$I40]" office:value-type="percentage" office:value="0" calcext:value-type="percentage">
            <text:p>0.00%</text:p>
          </table:table-cell>
          <table:table-cell table:formula="of:=[.L40]/[.$I40]" office:value-type="percentage" office:value="0" calcext:value-type="percentage">
            <text:p>0.00%</text:p>
          </table:table-cell>
          <table:table-cell table:formula="of:=[.M40]/[.$I40]" office:value-type="percentage" office:value="1" calcext:value-type="percentage">
            <text:p>100.00%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number-columns-repeated="3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46.331588" calcext:value-type="float">
            <text:p>46.331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331588" calcext:value-type="float">
            <text:p>46.331588</text:p>
          </table:table-cell>
          <table:table-cell office:value-type="float" office:value="48990550.32035" calcext:value-type="float">
            <text:p>48990550.32035</text:p>
          </table:table-cell>
          <table:table-cell office:value-type="float" office:value="1749662.511441" calcext:value-type="float">
            <text:p>1749662.511441</text:p>
          </table:table-cell>
          <table:table-cell office:value-type="string" calcext:value-type="string">
            <text:p>PERF_SUMMARY</text:p>
          </table:table-cell>
          <table:table-cell office:value-type="float" office:value="0" calcext:value-type="float">
            <text:p>0</text:p>
          </table:table-cell>
          <table:table-cell table:formula="of:=[.J41]/[.$I41]" office:value-type="percentage" office:value="0" calcext:value-type="percentage">
            <text:p>0.00%</text:p>
          </table:table-cell>
          <table:table-cell table:formula="of:=[.K41]/[.$I41]" office:value-type="percentage" office:value="0" calcext:value-type="percentage">
            <text:p>0.00%</text:p>
          </table:table-cell>
          <table:table-cell table:formula="of:=[.L41]/[.$I41]" office:value-type="percentage" office:value="0" calcext:value-type="percentage">
            <text:p>0.00%</text:p>
          </table:table-cell>
          <table:table-cell table:formula="of:=[.M41]/[.$I41]" office:value-type="percentage" office:value="1" calcext:value-type="percentage">
            <text:p>100.00%</text:p>
          </table:table-cell>
          <table:table-cell/>
          <table:table-cell table:formula="of:=[.I40]/[.I41]" office:value-type="float" office:value="3.83667259581087" calcext:value-type="float">
            <text:p>3.83667259581087</text:p>
          </table:table-cell>
          <table:table-cell table:formula="of:=[.W41]/[.A41]" office:value-type="float" office:value="0.13702402127896" calcext:value-type="float">
            <text:p>0.137024021278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table:number-columns-repeated="17"/>
          <table:table-cell table:style-name="Default" table:number-columns-repeated="4"/>
          <table:table-cell table:number-columns-repeated="4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36" calcext:value-type="float">
            <text:p>3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500" calcext:value-type="float">
            <text:p>2500</text:p>
          </table:table-cell>
          <table:table-cell table:style-name="ce11" office:value-type="float" office:value="907924" calcext:value-type="float">
            <text:p>907924</text:p>
          </table:table-cell>
          <table:table-cell table:style-name="ce11" office:value-type="float" office:value="87.652461" calcext:value-type="float">
            <text:p>87.65246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87.652461" calcext:value-type="float">
            <text:p>87.652461</text:p>
          </table:table-cell>
          <table:table-cell table:style-name="ce11" office:value-type="float" office:value="25895564.850872" calcext:value-type="float">
            <text:p>25895564.850872</text:p>
          </table:table-cell>
          <table:table-cell table:style-name="ce11" office:value-type="float" office:value="12947782.425436" calcext:value-type="float">
            <text:p>12947782.425436</text:p>
          </table:table-cell>
          <table:table-cell table:style-name="ce11" office:value-type="string" calcext:value-type="string">
            <text:p>PERF_SUMMARY</text:p>
          </table:table-cell>
          <table:table-cell table:style-name="ce11" office:value-type="float" office:value="0" calcext:value-type="float">
            <text:p>0</text:p>
          </table:table-cell>
          <table:table-cell table:formula="of:=[.J43]/[.$I43]" office:value-type="percentage" office:value="0" calcext:value-type="percentage">
            <text:p>0.00%</text:p>
          </table:table-cell>
          <table:table-cell table:formula="of:=[.K43]/[.$I43]" office:value-type="percentage" office:value="0" calcext:value-type="percentage">
            <text:p>0.00%</text:p>
          </table:table-cell>
          <table:table-cell table:formula="of:=[.L43]/[.$I43]" office:value-type="percentage" office:value="0" calcext:value-type="percentage">
            <text:p>0.00%</text:p>
          </table:table-cell>
          <table:table-cell table:formula="of:=[.M43]/[.$I43]" office:value-type="percentage" office:value="1" calcext:value-type="percentage">
            <text:p>100.00%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number-columns-repeated="3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15.317205" calcext:value-type="float">
            <text:p>15.317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317205" calcext:value-type="float">
            <text:p>15.317205</text:p>
          </table:table-cell>
          <table:table-cell office:value-type="float" office:value="148186955.614572" calcext:value-type="float">
            <text:p>148186955.614572</text:p>
          </table:table-cell>
          <table:table-cell office:value-type="float" office:value="2646195.635974" calcext:value-type="float">
            <text:p>2646195.635974</text:p>
          </table:table-cell>
          <table:table-cell office:value-type="string" calcext:value-type="string">
            <text:p>PERF_SUMMARY</text:p>
          </table:table-cell>
          <table:table-cell office:value-type="float" office:value="0" calcext:value-type="float">
            <text:p>0</text:p>
          </table:table-cell>
          <table:table-cell table:formula="of:=[.J44]/[.$I44]" office:value-type="percentage" office:value="0" calcext:value-type="percentage">
            <text:p>0.00%</text:p>
          </table:table-cell>
          <table:table-cell table:formula="of:=[.K44]/[.$I44]" office:value-type="percentage" office:value="0" calcext:value-type="percentage">
            <text:p>0.00%</text:p>
          </table:table-cell>
          <table:table-cell table:formula="of:=[.L44]/[.$I44]" office:value-type="percentage" office:value="0" calcext:value-type="percentage">
            <text:p>0.00%</text:p>
          </table:table-cell>
          <table:table-cell table:formula="of:=[.M44]/[.$I44]" office:value-type="percentage" office:value="1" calcext:value-type="percentage">
            <text:p>100.00%</text:p>
          </table:table-cell>
          <table:table-cell/>
          <table:table-cell table:formula="of:=[.I43]/[.I44]" office:value-type="float" office:value="5.72248403021308" calcext:value-type="float">
            <text:p>5.72248403021308</text:p>
          </table:table-cell>
          <table:table-cell table:formula="of:=[.W44]/[.A44]" office:value-type="float" office:value="0.204374429650467" calcext:value-type="float">
            <text:p>0.2043744296504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table:number-columns-repeated="6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34" calcext:value-type="float">
            <text:p>3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500" calcext:value-type="float">
            <text:p>2500</text:p>
          </table:table-cell>
          <table:table-cell table:style-name="ce11" office:value-type="float" office:value="907924" calcext:value-type="float">
            <text:p>907924</text:p>
          </table:table-cell>
          <table:table-cell table:style-name="ce11" office:value-type="float" office:value="84.887903" calcext:value-type="float">
            <text:p>84.88790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84.887903" calcext:value-type="float">
            <text:p>84.887903</text:p>
          </table:table-cell>
          <table:table-cell table:style-name="ce11" office:value-type="float" office:value="26738909.893445" calcext:value-type="float">
            <text:p>26738909.893445</text:p>
          </table:table-cell>
          <table:table-cell table:style-name="ce11" office:value-type="float" office:value="13369454.946723" calcext:value-type="float">
            <text:p>13369454.946723</text:p>
          </table:table-cell>
          <table:table-cell table:style-name="ce11" office:value-type="string" calcext:value-type="string">
            <text:p>PERF_SUMMARY</text:p>
          </table:table-cell>
          <table:table-cell table:style-name="ce11" office:value-type="float" office:value="0" calcext:value-type="float">
            <text:p>0</text:p>
          </table:table-cell>
          <table:table-cell table:formula="of:=[.J46]/[.$I46]" office:value-type="percentage" office:value="0" calcext:value-type="percentage">
            <text:p>0.00%</text:p>
          </table:table-cell>
          <table:table-cell table:formula="of:=[.K46]/[.$I46]" office:value-type="percentage" office:value="0" calcext:value-type="percentage">
            <text:p>0.00%</text:p>
          </table:table-cell>
          <table:table-cell table:formula="of:=[.L46]/[.$I46]" office:value-type="percentage" office:value="0" calcext:value-type="percentage">
            <text:p>0.00%</text:p>
          </table:table-cell>
          <table:table-cell table:formula="of:=[.M46]/[.$I46]" office:value-type="percentage" office:value="1" calcext:value-type="percentage">
            <text:p>100.00%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number-columns-repeated="3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13.990735" calcext:value-type="float">
            <text:p>13.9907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990735" calcext:value-type="float">
            <text:p>13.990735</text:p>
          </table:table-cell>
          <table:table-cell office:value-type="float" office:value="162236654.895749" calcext:value-type="float">
            <text:p>162236654.895749</text:p>
          </table:table-cell>
          <table:table-cell office:value-type="float" office:value="2897083.123138" calcext:value-type="float">
            <text:p>2897083.123138</text:p>
          </table:table-cell>
          <table:table-cell office:value-type="string" calcext:value-type="string">
            <text:p>PERF_SUMMARY</text:p>
          </table:table-cell>
          <table:table-cell office:value-type="float" office:value="0" calcext:value-type="float">
            <text:p>0</text:p>
          </table:table-cell>
          <table:table-cell table:formula="of:=[.J47]/[.$I47]" office:value-type="percentage" office:value="0" calcext:value-type="percentage">
            <text:p>0.00%</text:p>
          </table:table-cell>
          <table:table-cell table:formula="of:=[.K47]/[.$I47]" office:value-type="percentage" office:value="0" calcext:value-type="percentage">
            <text:p>0.00%</text:p>
          </table:table-cell>
          <table:table-cell table:formula="of:=[.L47]/[.$I47]" office:value-type="percentage" office:value="0" calcext:value-type="percentage">
            <text:p>0.00%</text:p>
          </table:table-cell>
          <table:table-cell table:formula="of:=[.M47]/[.$I47]" office:value-type="percentage" office:value="1" calcext:value-type="percentage">
            <text:p>100.00%</text:p>
          </table:table-cell>
          <table:table-cell/>
          <table:table-cell table:formula="of:=[.I46]/[.I47]" office:value-type="float" office:value="6.06743698597679" calcext:value-type="float">
            <text:p>6.06743698597679</text:p>
          </table:table-cell>
          <table:table-cell table:formula="of:=[.W47]/[.A47]" office:value-type="float" office:value="0.2166941780706" calcext:value-type="float">
            <text:p>0.21669417807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table:number-columns-repeated="65"/>
        </table:table-row>
        <table:table-row table:style-name="ro1">
          <table:table-cell table:style-name="ce9" office:value-type="string" calcext:value-type="string">
            <text:p>task-fors: chunksize(1)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500" calcext:value-type="float">
            <text:p>2500</text:p>
          </table:table-cell>
          <table:table-cell table:style-name="ce11" office:value-type="float" office:value="907924" calcext:value-type="float">
            <text:p>907924</text:p>
          </table:table-cell>
          <table:table-cell table:style-name="ce11" office:value-type="float" office:value="77.028096" calcext:value-type="float">
            <text:p>77.028096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77.028096" calcext:value-type="float">
            <text:p>77.028096</text:p>
          </table:table-cell>
          <table:table-cell table:style-name="ce11" office:value-type="float" office:value="29467299.784837" calcext:value-type="float">
            <text:p>29467299.784837</text:p>
          </table:table-cell>
          <table:table-cell table:style-name="ce11" office:value-type="float" office:value="14733649.892419" calcext:value-type="float">
            <text:p>14733649.892419</text:p>
          </table:table-cell>
          <table:table-cell table:style-name="ce11" office:value-type="string" calcext:value-type="string">
            <text:p>PERF_SUMMARY</text:p>
          </table:table-cell>
          <table:table-cell table:style-name="ce11" office:value-type="float" office:value="0" calcext:value-type="float">
            <text:p>0</text:p>
          </table:table-cell>
          <table:table-cell table:formula="of:=[.J50]/[.$I50]" office:value-type="percentage" office:value="0" calcext:value-type="percentage">
            <text:p>0.00%</text:p>
          </table:table-cell>
          <table:table-cell table:formula="of:=[.K50]/[.$I50]" office:value-type="percentage" office:value="0" calcext:value-type="percentage">
            <text:p>0.00%</text:p>
          </table:table-cell>
          <table:table-cell table:formula="of:=[.L50]/[.$I50]" office:value-type="percentage" office:value="0" calcext:value-type="percentage">
            <text:p>0.00%</text:p>
          </table:table-cell>
          <table:table-cell table:formula="of:=[.M50]/[.$I50]" office:value-type="percentage" office:value="1" calcext:value-type="percentage">
            <text:p>100.00%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number-columns-repeated="3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9.891317" calcext:value-type="float">
            <text:p>9.89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91317" calcext:value-type="float">
            <text:p>9.891317</text:p>
          </table:table-cell>
          <table:table-cell office:value-type="float" office:value="229475011.081544" calcext:value-type="float">
            <text:p>229475011.081544</text:p>
          </table:table-cell>
          <table:table-cell office:value-type="float" office:value="4097768.055028" calcext:value-type="float">
            <text:p>4097768.055028</text:p>
          </table:table-cell>
          <table:table-cell office:value-type="string" calcext:value-type="string">
            <text:p>PERF_SUMMARY</text:p>
          </table:table-cell>
          <table:table-cell office:value-type="float" office:value="0" calcext:value-type="float">
            <text:p>0</text:p>
          </table:table-cell>
          <table:table-cell table:formula="of:=[.J51]/[.$I51]" office:value-type="percentage" office:value="0" calcext:value-type="percentage">
            <text:p>0.00%</text:p>
          </table:table-cell>
          <table:table-cell table:formula="of:=[.K51]/[.$I51]" office:value-type="percentage" office:value="0" calcext:value-type="percentage">
            <text:p>0.00%</text:p>
          </table:table-cell>
          <table:table-cell table:formula="of:=[.L51]/[.$I51]" office:value-type="percentage" office:value="0" calcext:value-type="percentage">
            <text:p>0.00%</text:p>
          </table:table-cell>
          <table:table-cell table:formula="of:=[.M51]/[.$I51]" office:value-type="percentage" office:value="1" calcext:value-type="percentage">
            <text:p>100.00%</text:p>
          </table:table-cell>
          <table:table-cell/>
          <table:table-cell table:formula="of:=[.I50]/[.I51]" office:value-type="float" office:value="7.78744589825602" calcext:value-type="float">
            <text:p>7.78744589825602</text:p>
          </table:table-cell>
          <table:table-cell table:formula="of:=[.W51]/[.A51]" office:value-type="float" office:value="0.278123067794858" calcext:value-type="float">
            <text:p>0.2781230677948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table:number-columns-repeated="6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10.167957" calcext:value-type="float">
            <text:p>10.167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167957" calcext:value-type="float">
            <text:p>10.167957</text:p>
          </table:table-cell>
          <table:table-cell office:value-type="float" office:value="223231672.310912" calcext:value-type="float">
            <text:p>223231672.310912</text:p>
          </table:table-cell>
          <table:table-cell office:value-type="float" office:value="3986279.862695" calcext:value-type="float">
            <text:p>3986279.862695</text:p>
          </table:table-cell>
          <table:table-cell office:value-type="string" calcext:value-type="string">
            <text:p>PERF_SUMMARY</text:p>
          </table:table-cell>
          <table:table-cell office:value-type="float" office:value="0" calcext:value-type="float">
            <text:p>0</text:p>
          </table:table-cell>
          <table:table-cell table:formula="of:=[.J53]/[.$I53]" office:value-type="percentage" office:value="0" calcext:value-type="percentage">
            <text:p>0.00%</text:p>
          </table:table-cell>
          <table:table-cell table:formula="of:=[.K53]/[.$I53]" office:value-type="percentage" office:value="0" calcext:value-type="percentage">
            <text:p>0.00%</text:p>
          </table:table-cell>
          <table:table-cell table:formula="of:=[.L53]/[.$I53]" office:value-type="percentage" office:value="0" calcext:value-type="percentage">
            <text:p>0.00%</text:p>
          </table:table-cell>
          <table:table-cell table:formula="of:=[.M53]/[.$I53]" office:value-type="percentage" office:value="1" calcext:value-type="percentage">
            <text:p>100.00%</text:p>
          </table:table-cell>
          <table:table-cell/>
          <table:table-cell table:formula="of:=[.I52]/[.I53]" office:value-type="float" office:value="0" calcext:value-type="float">
            <text:p>0</text:p>
          </table:table-cell>
          <table:table-cell table:formula="of:=[.W53]/[.A53]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table:number-columns-repeated="65"/>
        </table:table-row>
        <table:table-row table:style-name="ro1">
          <table:table-cell table:style-name="ce9" office:value-type="string" calcext:value-type="string">
            <text:p>task-fors: chunksize(2)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500" calcext:value-type="float">
            <text:p>2500</text:p>
          </table:table-cell>
          <table:table-cell table:style-name="ce11" office:value-type="float" office:value="907924" calcext:value-type="float">
            <text:p>907924</text:p>
          </table:table-cell>
          <table:table-cell table:style-name="ce11" office:value-type="float" office:value="139.239546" calcext:value-type="float">
            <text:p>139.239546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39.239546" calcext:value-type="float">
            <text:p>139.239546</text:p>
          </table:table-cell>
          <table:table-cell table:style-name="ce11" office:value-type="float" office:value="16301475.157607" calcext:value-type="float">
            <text:p>16301475.157607</text:p>
          </table:table-cell>
          <table:table-cell table:style-name="ce11" office:value-type="float" office:value="8150737.578804" calcext:value-type="float">
            <text:p>8150737.578804</text:p>
          </table:table-cell>
          <table:table-cell table:style-name="ce11" office:value-type="string" calcext:value-type="string">
            <text:p>PERF_SUMMARY</text:p>
          </table:table-cell>
          <table:table-cell table:style-name="ce11" office:value-type="float" office:value="0" calcext:value-type="float">
            <text:p>0</text:p>
          </table:table-cell>
          <table:table-cell table:formula="of:=[.J56]/[.$I56]" office:value-type="percentage" office:value="0" calcext:value-type="percentage">
            <text:p>0.00%</text:p>
          </table:table-cell>
          <table:table-cell table:formula="of:=[.K56]/[.$I56]" office:value-type="percentage" office:value="0" calcext:value-type="percentage">
            <text:p>0.00%</text:p>
          </table:table-cell>
          <table:table-cell table:formula="of:=[.L56]/[.$I56]" office:value-type="percentage" office:value="0" calcext:value-type="percentage">
            <text:p>0.00%</text:p>
          </table:table-cell>
          <table:table-cell table:formula="of:=[.M56]/[.$I56]" office:value-type="percentage" office:value="1" calcext:value-type="percentage">
            <text:p>100.00%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number-columns-repeated="3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11.444823" calcext:value-type="float">
            <text:p>11.4448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44823" calcext:value-type="float">
            <text:p>11.444823</text:p>
          </table:table-cell>
          <table:table-cell office:value-type="float" office:value="198326344.908934" calcext:value-type="float">
            <text:p>198326344.908934</text:p>
          </table:table-cell>
          <table:table-cell office:value-type="float" office:value="3541541.873374" calcext:value-type="float">
            <text:p>3541541.873374</text:p>
          </table:table-cell>
          <table:table-cell office:value-type="string" calcext:value-type="string">
            <text:p>PERF_SUMMARY</text:p>
          </table:table-cell>
          <table:table-cell office:value-type="float" office:value="0" calcext:value-type="float">
            <text:p>0</text:p>
          </table:table-cell>
          <table:table-cell table:formula="of:=[.J57]/[.$I57]" office:value-type="percentage" office:value="0" calcext:value-type="percentage">
            <text:p>0.00%</text:p>
          </table:table-cell>
          <table:table-cell table:formula="of:=[.K57]/[.$I57]" office:value-type="percentage" office:value="0" calcext:value-type="percentage">
            <text:p>0.00%</text:p>
          </table:table-cell>
          <table:table-cell table:formula="of:=[.L57]/[.$I57]" office:value-type="percentage" office:value="0" calcext:value-type="percentage">
            <text:p>0.00%</text:p>
          </table:table-cell>
          <table:table-cell table:formula="of:=[.M57]/[.$I57]" office:value-type="percentage" office:value="1" calcext:value-type="percentage">
            <text:p>100.00%</text:p>
          </table:table-cell>
          <table:table-cell/>
          <table:table-cell table:formula="of:=[.I56]/[.I57]" office:value-type="float" office:value="12.1661598436254" calcext:value-type="float">
            <text:p>12.1661598436254</text:p>
          </table:table-cell>
          <table:table-cell table:formula="of:=[.W57]/[.A57]" office:value-type="float" office:value="0.434505708700906" calcext:value-type="float">
            <text:p>0.4345057087009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table:style-name="ce9" table:number-columns-repeated="3"/>
          <table:table-cell table:number-columns-repeated="14"/>
          <table:table-cell table:style-name="Default" table:number-columns-repeated="4"/>
          <table:table-cell table:number-columns-repeated="44"/>
        </table:table-row>
        <table:table-row table:style-name="ro1">
          <table:table-cell table:style-name="ce9" office:value-type="string" calcext:value-type="string">
            <text:p>task-fors: chunksize(4)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500" calcext:value-type="float">
            <text:p>2500</text:p>
          </table:table-cell>
          <table:table-cell table:style-name="ce11" office:value-type="float" office:value="907924" calcext:value-type="float">
            <text:p>907924</text:p>
          </table:table-cell>
          <table:table-cell table:style-name="ce11" office:value-type="float" office:value="264.109086" calcext:value-type="float">
            <text:p>264.109086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264.109086" calcext:value-type="float">
            <text:p>264.109086</text:p>
          </table:table-cell>
          <table:table-cell table:style-name="ce11" office:value-type="float" office:value="8594213.97122" calcext:value-type="float">
            <text:p>8594213.97122</text:p>
          </table:table-cell>
          <table:table-cell table:style-name="ce11" office:value-type="float" office:value="4297106.98561" calcext:value-type="float">
            <text:p>4297106.98561</text:p>
          </table:table-cell>
          <table:table-cell table:style-name="ce11" office:value-type="string" calcext:value-type="string">
            <text:p>PERF_SUMMARY</text:p>
          </table:table-cell>
          <table:table-cell table:style-name="ce11" office:value-type="float" office:value="0" calcext:value-type="float">
            <text:p>0</text:p>
          </table:table-cell>
          <table:table-cell table:formula="of:=[.J60]/[.$I60]" office:value-type="percentage" office:value="0" calcext:value-type="percentage">
            <text:p>0.00%</text:p>
          </table:table-cell>
          <table:table-cell table:formula="of:=[.K60]/[.$I60]" office:value-type="percentage" office:value="0" calcext:value-type="percentage">
            <text:p>0.00%</text:p>
          </table:table-cell>
          <table:table-cell table:formula="of:=[.L60]/[.$I60]" office:value-type="percentage" office:value="0" calcext:value-type="percentage">
            <text:p>0.00%</text:p>
          </table:table-cell>
          <table:table-cell table:formula="of:=[.M60]/[.$I60]" office:value-type="percentage" office:value="1" calcext:value-type="percentage">
            <text:p>100.00%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number-columns-repeated="3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16.391225" calcext:value-type="float">
            <text:p>16.391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391225" calcext:value-type="float">
            <text:p>16.391225</text:p>
          </table:table-cell>
          <table:table-cell office:value-type="float" office:value="138477143.039089" calcext:value-type="float">
            <text:p>138477143.039089</text:p>
          </table:table-cell>
          <table:table-cell office:value-type="float" office:value="2472806.125698" calcext:value-type="float">
            <text:p>2472806.125698</text:p>
          </table:table-cell>
          <table:table-cell office:value-type="string" calcext:value-type="string">
            <text:p>PERF_SUMMARY</text:p>
          </table:table-cell>
          <table:table-cell office:value-type="float" office:value="0" calcext:value-type="float">
            <text:p>0</text:p>
          </table:table-cell>
          <table:table-cell table:formula="of:=[.J61]/[.$I61]" office:value-type="percentage" office:value="0" calcext:value-type="percentage">
            <text:p>0.00%</text:p>
          </table:table-cell>
          <table:table-cell table:formula="of:=[.K61]/[.$I61]" office:value-type="percentage" office:value="0" calcext:value-type="percentage">
            <text:p>0.00%</text:p>
          </table:table-cell>
          <table:table-cell table:formula="of:=[.L61]/[.$I61]" office:value-type="percentage" office:value="0" calcext:value-type="percentage">
            <text:p>0.00%</text:p>
          </table:table-cell>
          <table:table-cell table:formula="of:=[.M61]/[.$I61]" office:value-type="percentage" office:value="1" calcext:value-type="percentage">
            <text:p>100.00%</text:p>
          </table:table-cell>
          <table:table-cell/>
          <table:table-cell table:formula="of:=[.I60]/[.I61]" office:value-type="float" office:value="16.1128339096071" calcext:value-type="float">
            <text:p>16.1128339096071</text:p>
          </table:table-cell>
          <table:table-cell table:formula="of:=[.W61]/[.A61]" office:value-type="float" office:value="0.57545835391454" calcext:value-type="float">
            <text:p>0.5754583539145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table:number-columns-repeated="17"/>
          <table:table-cell table:style-name="Default" table:number-columns-repeated="4"/>
          <table:table-cell table:number-columns-repeated="44"/>
        </table:table-row>
        <table:table-row table:style-name="ro1">
          <table:table-cell table:style-name="ce9" office:value-type="string" calcext:value-type="string">
            <text:p>task-fors: groups(2)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500" calcext:value-type="float">
            <text:p>2500</text:p>
          </table:table-cell>
          <table:table-cell table:style-name="ce11" office:value-type="float" office:value="907924" calcext:value-type="float">
            <text:p>907924</text:p>
          </table:table-cell>
          <table:table-cell table:style-name="ce11" office:value-type="float" office:value="140.13146" calcext:value-type="float">
            <text:p>140.13146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40.13146" calcext:value-type="float">
            <text:p>140.13146</text:p>
          </table:table-cell>
          <table:table-cell table:style-name="ce11" office:value-type="float" office:value="16197718.934407" calcext:value-type="float">
            <text:p>16197718.934407</text:p>
          </table:table-cell>
          <table:table-cell table:style-name="ce11" office:value-type="float" office:value="8098859.467204" calcext:value-type="float">
            <text:p>8098859.467204</text:p>
          </table:table-cell>
          <table:table-cell table:style-name="ce11" office:value-type="string" calcext:value-type="string">
            <text:p>PERF_SUMMARY</text:p>
          </table:table-cell>
          <table:table-cell table:style-name="ce11" office:value-type="float" office:value="0" calcext:value-type="float">
            <text:p>0</text:p>
          </table:table-cell>
          <table:table-cell table:formula="of:=[.J64]/[.$I64]" office:value-type="percentage" office:value="0" calcext:value-type="percentage">
            <text:p>0.00%</text:p>
          </table:table-cell>
          <table:table-cell table:formula="of:=[.K64]/[.$I64]" office:value-type="percentage" office:value="0" calcext:value-type="percentage">
            <text:p>0.00%</text:p>
          </table:table-cell>
          <table:table-cell table:formula="of:=[.L64]/[.$I64]" office:value-type="percentage" office:value="0" calcext:value-type="percentage">
            <text:p>0.00%</text:p>
          </table:table-cell>
          <table:table-cell table:formula="of:=[.M64]/[.$I64]" office:value-type="percentage" office:value="1" calcext:value-type="percentage">
            <text:p>100.00%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number-columns-repeated="3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12.322695" calcext:value-type="float">
            <text:p>12.3226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322695" calcext:value-type="float">
            <text:p>12.322695</text:p>
          </table:table-cell>
          <table:table-cell office:value-type="float" office:value="184197528.359426" calcext:value-type="float">
            <text:p>184197528.359426</text:p>
          </table:table-cell>
          <table:table-cell office:value-type="float" office:value="3289241.577847" calcext:value-type="float">
            <text:p>3289241.577847</text:p>
          </table:table-cell>
          <table:table-cell office:value-type="string" calcext:value-type="string">
            <text:p>PERF_SUMMARY</text:p>
          </table:table-cell>
          <table:table-cell office:value-type="float" office:value="0" calcext:value-type="float">
            <text:p>0</text:p>
          </table:table-cell>
          <table:table-cell table:formula="of:=[.J65]/[.$I65]" office:value-type="percentage" office:value="0" calcext:value-type="percentage">
            <text:p>0.00%</text:p>
          </table:table-cell>
          <table:table-cell table:formula="of:=[.K65]/[.$I65]" office:value-type="percentage" office:value="0" calcext:value-type="percentage">
            <text:p>0.00%</text:p>
          </table:table-cell>
          <table:table-cell table:formula="of:=[.L65]/[.$I65]" office:value-type="percentage" office:value="0" calcext:value-type="percentage">
            <text:p>0.00%</text:p>
          </table:table-cell>
          <table:table-cell table:formula="of:=[.M65]/[.$I65]" office:value-type="percentage" office:value="1" calcext:value-type="percentage">
            <text:p>100.00%</text:p>
          </table:table-cell>
          <table:table-cell/>
          <table:table-cell table:formula="of:=[.I64]/[.I65]" office:value-type="float" office:value="11.3718192327247" calcext:value-type="float">
            <text:p>11.3718192327247</text:p>
          </table:table-cell>
          <table:table-cell table:formula="of:=[.W65]/[.A65]" office:value-type="float" office:value="0.406136401168738" calcext:value-type="float">
            <text:p>0.40613640116873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table:style-name="ce9" table:number-columns-repeated="3"/>
          <table:table-cell table:number-columns-repeated="14"/>
          <table:table-cell table:style-name="Default" table:number-columns-repeated="4"/>
          <table:table-cell table:number-columns-repeated="44"/>
        </table:table-row>
        <table:table-row table:style-name="ro1">
          <table:table-cell table:style-name="ce9" office:value-type="string" calcext:value-type="string">
            <text:p>task-fors: groups(4)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500" calcext:value-type="float">
            <text:p>2500</text:p>
          </table:table-cell>
          <table:table-cell table:style-name="ce11" office:value-type="float" office:value="907924" calcext:value-type="float">
            <text:p>907924</text:p>
          </table:table-cell>
          <table:table-cell table:style-name="ce11" office:value-type="float" office:value="202.38685" calcext:value-type="float">
            <text:p>202.38685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202.38685" calcext:value-type="float">
            <text:p>202.38685</text:p>
          </table:table-cell>
          <table:table-cell table:style-name="ce11" office:value-type="float" office:value="11215204.965876" calcext:value-type="float">
            <text:p>11215204.965876</text:p>
          </table:table-cell>
          <table:table-cell table:style-name="ce11" office:value-type="float" office:value="5607602.482938" calcext:value-type="float">
            <text:p>5607602.482938</text:p>
          </table:table-cell>
          <table:table-cell table:style-name="ce11" office:value-type="string" calcext:value-type="string">
            <text:p>PERF_SUMMARY</text:p>
          </table:table-cell>
          <table:table-cell table:style-name="ce11" office:value-type="float" office:value="0" calcext:value-type="float">
            <text:p>0</text:p>
          </table:table-cell>
          <table:table-cell table:formula="of:=[.J68]/[.$I68]" office:value-type="percentage" office:value="0" calcext:value-type="percentage">
            <text:p>0.00%</text:p>
          </table:table-cell>
          <table:table-cell table:formula="of:=[.K68]/[.$I68]" office:value-type="percentage" office:value="0" calcext:value-type="percentage">
            <text:p>0.00%</text:p>
          </table:table-cell>
          <table:table-cell table:formula="of:=[.L68]/[.$I68]" office:value-type="percentage" office:value="0" calcext:value-type="percentage">
            <text:p>0.00%</text:p>
          </table:table-cell>
          <table:table-cell table:formula="of:=[.M68]/[.$I68]" office:value-type="percentage" office:value="1" calcext:value-type="percentage">
            <text:p>100.00%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number-columns-repeated="3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14.841145" calcext:value-type="float">
            <text:p>14.841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41145" calcext:value-type="float">
            <text:p>14.841145</text:p>
          </table:table-cell>
          <table:table-cell office:value-type="float" office:value="152940359.045459" calcext:value-type="float">
            <text:p>152940359.045459</text:p>
          </table:table-cell>
          <table:table-cell office:value-type="float" office:value="2731077.840097" calcext:value-type="float">
            <text:p>2731077.840097</text:p>
          </table:table-cell>
          <table:table-cell office:value-type="string" calcext:value-type="string">
            <text:p>PERF_SUMMARY</text:p>
          </table:table-cell>
          <table:table-cell office:value-type="float" office:value="0" calcext:value-type="float">
            <text:p>0</text:p>
          </table:table-cell>
          <table:table-cell table:formula="of:=[.J69]/[.$I69]" office:value-type="percentage" office:value="0" calcext:value-type="percentage">
            <text:p>0.00%</text:p>
          </table:table-cell>
          <table:table-cell table:formula="of:=[.K69]/[.$I69]" office:value-type="percentage" office:value="0" calcext:value-type="percentage">
            <text:p>0.00%</text:p>
          </table:table-cell>
          <table:table-cell table:formula="of:=[.L69]/[.$I69]" office:value-type="percentage" office:value="0" calcext:value-type="percentage">
            <text:p>0.00%</text:p>
          </table:table-cell>
          <table:table-cell table:formula="of:=[.M69]/[.$I69]" office:value-type="percentage" office:value="1" calcext:value-type="percentage">
            <text:p>100.00%</text:p>
          </table:table-cell>
          <table:table-cell/>
          <table:table-cell table:formula="of:=[.I68]/[.I69]" office:value-type="float" office:value="13.6368757262327" calcext:value-type="float">
            <text:p>13.6368757262327</text:p>
          </table:table-cell>
          <table:table-cell table:formula="of:=[.W69]/[.A69]" office:value-type="float" office:value="0.487031275936883" calcext:value-type="float">
            <text:p>0.48703127593688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table:number-columns-repeated="65"/>
        </table:table-row>
        <table:table-row table:style-name="ro1">
          <table:table-cell table:style-name="ce9" office:value-type="string" calcext:value-type="string">
            <text:p>task-fors: chunksize(1) + initialIntegrate single tasks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76.543171" calcext:value-type="float">
            <text:p>76.5431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543171" calcext:value-type="float">
            <text:p>76.543171</text:p>
          </table:table-cell>
          <table:table-cell office:value-type="float" office:value="29653984.442928" calcext:value-type="float">
            <text:p>29653984.442928</text:p>
          </table:table-cell>
          <table:table-cell office:value-type="float" office:value="14826992.221464" calcext:value-type="float">
            <text:p>14826992.221464</text:p>
          </table:table-cell>
          <table:table-cell office:value-type="string" calcext:value-type="string">
            <text:p>PERF_SUMMARY</text:p>
          </table:table-cell>
          <table:table-cell table:style-name="ce11" office:value-type="float" office:value="0" calcext:value-type="float">
            <text:p>0</text:p>
          </table:table-cell>
          <table:table-cell table:formula="of:=[.J72]/[.$I72]" office:value-type="percentage" office:value="0" calcext:value-type="percentage">
            <text:p>0.00%</text:p>
          </table:table-cell>
          <table:table-cell table:formula="of:=[.K72]/[.$I72]" office:value-type="percentage" office:value="0" calcext:value-type="percentage">
            <text:p>0.00%</text:p>
          </table:table-cell>
          <table:table-cell table:formula="of:=[.L72]/[.$I72]" office:value-type="percentage" office:value="0" calcext:value-type="percentage">
            <text:p>0.00%</text:p>
          </table:table-cell>
          <table:table-cell table:formula="of:=[.M72]/[.$I72]" office:value-type="percentage" office:value="1" calcext:value-type="percentage">
            <text:p>100.00%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number-columns-repeated="3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8.077422" calcext:value-type="float">
            <text:p>8.0774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077422" calcext:value-type="float">
            <text:p>8.077422</text:p>
          </table:table-cell>
          <table:table-cell office:value-type="float" office:value="281006745.784243" calcext:value-type="float">
            <text:p>281006745.784243</text:p>
          </table:table-cell>
          <table:table-cell office:value-type="float" office:value="5017977.60329" calcext:value-type="float">
            <text:p>5017977.60329</text:p>
          </table:table-cell>
          <table:table-cell office:value-type="string" calcext:value-type="string">
            <text:p>PERF_SUMMARY</text:p>
          </table:table-cell>
          <table:table-cell office:value-type="float" office:value="0" calcext:value-type="float">
            <text:p>0</text:p>
          </table:table-cell>
          <table:table-cell table:formula="of:=[.J73]/[.$I73]" office:value-type="percentage" office:value="0" calcext:value-type="percentage">
            <text:p>0.00%</text:p>
          </table:table-cell>
          <table:table-cell table:formula="of:=[.K73]/[.$I73]" office:value-type="percentage" office:value="0" calcext:value-type="percentage">
            <text:p>0.00%</text:p>
          </table:table-cell>
          <table:table-cell table:formula="of:=[.L73]/[.$I73]" office:value-type="percentage" office:value="0" calcext:value-type="percentage">
            <text:p>0.00%</text:p>
          </table:table-cell>
          <table:table-cell table:formula="of:=[.M73]/[.$I73]" office:value-type="percentage" office:value="1" calcext:value-type="percentage">
            <text:p>100.00%</text:p>
          </table:table-cell>
          <table:table-cell/>
          <table:table-cell table:formula="of:=[.I72]/[.I73]" office:value-type="float" office:value="9.47618819469875" calcext:value-type="float">
            <text:p>9.47618819469875</text:p>
          </table:table-cell>
          <table:table-cell table:formula="of:=[.W73]/[.A73]" office:value-type="float" office:value="0.338435292667813" calcext:value-type="float">
            <text:p>0.3384352926678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table:style-name="ce9" table:number-columns-repeated="3"/>
          <table:table-cell table:number-columns-repeated="14"/>
          <table:table-cell table:style-name="Default" table:number-columns-repeated="4"/>
          <table:table-cell table:number-columns-repeated="44"/>
        </table:table-row>
        <table:table-row table:style-name="ro1">
          <table:table-cell table:style-name="ce9" office:value-type="string" calcext:value-type="string">
            <text:p>task-fors: chunksize(1) + initialIntegrate single tasks + mergedunpacks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82.49341" calcext:value-type="float">
            <text:p>82.49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.49341" calcext:value-type="float">
            <text:p>82.49341</text:p>
          </table:table-cell>
          <table:table-cell office:value-type="float" office:value="27515046.206665" calcext:value-type="float">
            <text:p>27515046.206665</text:p>
          </table:table-cell>
          <table:table-cell office:value-type="float" office:value="13757523.103332" calcext:value-type="float">
            <text:p>13757523.103332</text:p>
          </table:table-cell>
          <table:table-cell office:value-type="string" calcext:value-type="string">
            <text:p>PERF_SUMMARY</text:p>
          </table:table-cell>
          <table:table-cell table:style-name="ce11" office:value-type="float" office:value="0" calcext:value-type="float">
            <text:p>0</text:p>
          </table:table-cell>
          <table:table-cell table:formula="of:=[.J76]/[.$I76]" office:value-type="percentage" office:value="0" calcext:value-type="percentage">
            <text:p>0.00%</text:p>
          </table:table-cell>
          <table:table-cell table:formula="of:=[.K76]/[.$I76]" office:value-type="percentage" office:value="0" calcext:value-type="percentage">
            <text:p>0.00%</text:p>
          </table:table-cell>
          <table:table-cell table:formula="of:=[.L76]/[.$I76]" office:value-type="percentage" office:value="0" calcext:value-type="percentage">
            <text:p>0.00%</text:p>
          </table:table-cell>
          <table:table-cell table:formula="of:=[.M76]/[.$I76]" office:value-type="percentage" office:value="1" calcext:value-type="percentage">
            <text:p>100.00%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number-columns-repeated="3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7.751726" calcext:value-type="float">
            <text:p>7.7517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751726" calcext:value-type="float">
            <text:p>7.751726</text:p>
          </table:table-cell>
          <table:table-cell office:value-type="float" office:value="292813505.998544" calcext:value-type="float">
            <text:p>292813505.998544</text:p>
          </table:table-cell>
          <table:table-cell office:value-type="float" office:value="5228812.607117" calcext:value-type="float">
            <text:p>5228812.607117</text:p>
          </table:table-cell>
          <table:table-cell office:value-type="string" calcext:value-type="string">
            <text:p>PERF_SUMMARY</text:p>
          </table:table-cell>
          <table:table-cell office:value-type="float" office:value="0" calcext:value-type="float">
            <text:p>0</text:p>
          </table:table-cell>
          <table:table-cell table:formula="of:=[.J77]/[.$I77]" office:value-type="percentage" office:value="0" calcext:value-type="percentage">
            <text:p>0.00%</text:p>
          </table:table-cell>
          <table:table-cell table:formula="of:=[.K77]/[.$I77]" office:value-type="percentage" office:value="0" calcext:value-type="percentage">
            <text:p>0.00%</text:p>
          </table:table-cell>
          <table:table-cell table:formula="of:=[.L77]/[.$I77]" office:value-type="percentage" office:value="0" calcext:value-type="percentage">
            <text:p>0.00%</text:p>
          </table:table-cell>
          <table:table-cell table:formula="of:=[.M77]/[.$I77]" office:value-type="percentage" office:value="1" calcext:value-type="percentage">
            <text:p>100.00%</text:p>
          </table:table-cell>
          <table:table-cell/>
          <table:table-cell table:formula="of:=[.I76]/[.I77]" office:value-type="float" office:value="10.641940904516" calcext:value-type="float">
            <text:p>10.641940904516</text:p>
          </table:table-cell>
          <table:table-cell table:formula="of:=[.W77]/[.A77]" office:value-type="float" office:value="0.380069318018428" calcext:value-type="float">
            <text:p>0.3800693180184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table:number-columns-repeated="65"/>
        </table:table-row>
        <table:table-row table:style-name="ro2">
          <table:table-cell table:style-name="ce9" office:value-type="string" calcext:value-type="string">
            <text:p>communicate_nonblocking_neighbourtasks_tampi_iwaitall + combined neighbour_build &amp; force-&gt;compute + mergedunpacks</text:p>
          </table:table-cell>
          <table:table-cell table:style-name="ce9"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74.418809" calcext:value-type="float">
            <text:p>74.4188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418809" calcext:value-type="float">
            <text:p>74.418809</text:p>
          </table:table-cell>
          <table:table-cell office:value-type="float" office:value="30500488.101312" calcext:value-type="float">
            <text:p>30500488.101312</text:p>
          </table:table-cell>
          <table:table-cell office:value-type="float" office:value="15250244.050656" calcext:value-type="float">
            <text:p>15250244.050656</text:p>
          </table:table-cell>
          <table:table-cell office:value-type="string" calcext:value-type="string">
            <text:p>PERF_SUMMARY</text:p>
          </table:table-cell>
          <table:table-cell table:style-name="ce11" office:value-type="float" office:value="0" calcext:value-type="float">
            <text:p>0</text:p>
          </table:table-cell>
          <table:table-cell table:formula="of:=[.J80]/[.$I80]" office:value-type="percentage" office:value="0" calcext:value-type="percentage">
            <text:p>0.00%</text:p>
          </table:table-cell>
          <table:table-cell table:formula="of:=[.K80]/[.$I80]" office:value-type="percentage" office:value="0" calcext:value-type="percentage">
            <text:p>0.00%</text:p>
          </table:table-cell>
          <table:table-cell table:formula="of:=[.L80]/[.$I80]" office:value-type="percentage" office:value="0" calcext:value-type="percentage">
            <text:p>0.00%</text:p>
          </table:table-cell>
          <table:table-cell table:formula="of:=[.M80]/[.$I80]" office:value-type="percentage" office:value="1" calcext:value-type="percentage">
            <text:p>100.00%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number-columns-repeated="3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10.408792" calcext:value-type="float">
            <text:p>10.408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08792" calcext:value-type="float">
            <text:p>10.408792</text:p>
          </table:table-cell>
          <table:table-cell office:value-type="float" office:value="218066613.501288" calcext:value-type="float">
            <text:p>218066613.501288</text:p>
          </table:table-cell>
          <table:table-cell office:value-type="float" office:value="9086108.895887" calcext:value-type="float">
            <text:p>9086108.895887</text:p>
          </table:table-cell>
          <table:table-cell office:value-type="string" calcext:value-type="string">
            <text:p>PERF_SUMMARY</text:p>
          </table:table-cell>
          <table:table-cell office:value-type="float" office:value="0" calcext:value-type="float">
            <text:p>0</text:p>
          </table:table-cell>
          <table:table-cell table:formula="of:=[.J81]/[.$I81]" office:value-type="percentage" office:value="0" calcext:value-type="percentage">
            <text:p>0.00%</text:p>
          </table:table-cell>
          <table:table-cell table:formula="of:=[.K81]/[.$I81]" office:value-type="percentage" office:value="0" calcext:value-type="percentage">
            <text:p>0.00%</text:p>
          </table:table-cell>
          <table:table-cell table:formula="of:=[.L81]/[.$I81]" office:value-type="percentage" office:value="0" calcext:value-type="percentage">
            <text:p>0.00%</text:p>
          </table:table-cell>
          <table:table-cell table:formula="of:=[.M81]/[.$I81]" office:value-type="percentage" office:value="1" calcext:value-type="percentage">
            <text:p>100.00%</text:p>
          </table:table-cell>
          <table:table-cell/>
          <table:table-cell table:formula="of:=[.I80]/[.I81]" office:value-type="float" office:value="7.14961054078129" calcext:value-type="float">
            <text:p>7.14961054078129</text:p>
          </table:table-cell>
          <table:table-cell table:formula="of:=[.W81]/[.A81]" office:value-type="float" office:value="0.595800878398441" calcext:value-type="float">
            <text:p>0.59580087839844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6.84853" calcext:value-type="float">
            <text:p>6.848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84853" calcext:value-type="float">
            <text:p>6.84853</text:p>
          </table:table-cell>
          <table:table-cell office:value-type="float" office:value="331430234.10878" calcext:value-type="float">
            <text:p>331430234.10878</text:p>
          </table:table-cell>
          <table:table-cell office:value-type="float" office:value="5918397.037657" calcext:value-type="float">
            <text:p>5918397.037657</text:p>
          </table:table-cell>
          <table:table-cell office:value-type="string" calcext:value-type="string">
            <text:p>PERF_SUMMARY</text:p>
          </table:table-cell>
          <table:table-cell office:value-type="float" office:value="0" calcext:value-type="float">
            <text:p>0</text:p>
          </table:table-cell>
          <table:table-cell table:formula="of:=[.J82]/[.$I82]" office:value-type="percentage" office:value="0" calcext:value-type="percentage">
            <text:p>0.00%</text:p>
          </table:table-cell>
          <table:table-cell table:formula="of:=[.K82]/[.$I82]" office:value-type="percentage" office:value="0" calcext:value-type="percentage">
            <text:p>0.00%</text:p>
          </table:table-cell>
          <table:table-cell table:formula="of:=[.L82]/[.$I82]" office:value-type="percentage" office:value="0" calcext:value-type="percentage">
            <text:p>0.00%</text:p>
          </table:table-cell>
          <table:table-cell table:formula="of:=[.M82]/[.$I82]" office:value-type="percentage" office:value="1" calcext:value-type="percentage">
            <text:p>100.00%</text:p>
          </table:table-cell>
          <table:table-cell/>
          <table:table-cell table:formula="of:=[.I80]/[.I82]" office:value-type="float" office:value="10.8663916198075" calcext:value-type="float">
            <text:p>10.8663916198075</text:p>
          </table:table-cell>
          <table:table-cell table:formula="of:=[.W82]/[.A82]" office:value-type="float" office:value="0.388085414993124" calcext:value-type="float">
            <text:p>0.3880854149931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table:number-columns-repeated="65"/>
        </table:table-row>
        <table:table-row table:style-name="ro1">
          <table:table-cell table:style-name="ce9" office:value-type="string" calcext:value-type="string">
            <text:p>communicate_nonblocking_neighbourtasks_tampi_iwaitall + combined neighbour_build &amp; force-&gt;compute + mergedunpacks + disabled reneighbouring</text:p>
          </table:table-cell>
          <table:table-cell table:number-columns-repeated="16"/>
          <table:table-cell table:style-name="Default" table:number-columns-repeated="4"/>
          <table:table-cell table:number-columns-repeated="4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70.240794" calcext:value-type="float">
            <text:p>70.2407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240794" calcext:value-type="float">
            <text:p>70.240794</text:p>
          </table:table-cell>
          <table:table-cell office:value-type="float" office:value="32314697.189485" calcext:value-type="float">
            <text:p>32314697.189485</text:p>
          </table:table-cell>
          <table:table-cell office:value-type="float" office:value="16157348.594742" calcext:value-type="float">
            <text:p>16157348.594742</text:p>
          </table:table-cell>
          <table:table-cell office:value-type="string" calcext:value-type="string">
            <text:p>PERF_SUMMARY</text:p>
          </table:table-cell>
          <table:table-cell table:style-name="ce11" office:value-type="float" office:value="0" calcext:value-type="float">
            <text:p>0</text:p>
          </table:table-cell>
          <table:table-cell table:formula="of:=[.J85]/[.$I85]" office:value-type="percentage" office:value="0" calcext:value-type="percentage">
            <text:p>0.00%</text:p>
          </table:table-cell>
          <table:table-cell table:formula="of:=[.K85]/[.$I85]" office:value-type="percentage" office:value="0" calcext:value-type="percentage">
            <text:p>0.00%</text:p>
          </table:table-cell>
          <table:table-cell table:formula="of:=[.L85]/[.$I85]" office:value-type="percentage" office:value="0" calcext:value-type="percentage">
            <text:p>0.00%</text:p>
          </table:table-cell>
          <table:table-cell table:formula="of:=[.M85]/[.$I85]" office:value-type="percentage" office:value="1" calcext:value-type="percentage">
            <text:p>100.00%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number-columns-repeated="3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1^3</text:p>
          </table:table-cell>
          <table:table-cell office:value-type="string" calcext:value-type="string">
            <text:p>default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907924" calcext:value-type="float">
            <text:p>907924</text:p>
          </table:table-cell>
          <table:table-cell office:value-type="float" office:value="6.135914" calcext:value-type="float">
            <text:p>6.1359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135914" calcext:value-type="float">
            <text:p>6.135914</text:p>
          </table:table-cell>
          <table:table-cell office:value-type="float" office:value="369922090.488362" calcext:value-type="float">
            <text:p>369922090.488362</text:p>
          </table:table-cell>
          <table:table-cell office:value-type="float" office:value="6605751.615864" calcext:value-type="float">
            <text:p>6605751.615864</text:p>
          </table:table-cell>
          <table:table-cell office:value-type="string" calcext:value-type="string">
            <text:p>PERF_SUMMARY</text:p>
          </table:table-cell>
          <table:table-cell office:value-type="float" office:value="0" calcext:value-type="float">
            <text:p>0</text:p>
          </table:table-cell>
          <table:table-cell table:formula="of:=[.J86]/[.$I86]" office:value-type="percentage" office:value="0" calcext:value-type="percentage">
            <text:p>0.00%</text:p>
          </table:table-cell>
          <table:table-cell table:formula="of:=[.K86]/[.$I86]" office:value-type="percentage" office:value="0" calcext:value-type="percentage">
            <text:p>0.00%</text:p>
          </table:table-cell>
          <table:table-cell table:formula="of:=[.L86]/[.$I86]" office:value-type="percentage" office:value="0" calcext:value-type="percentage">
            <text:p>0.00%</text:p>
          </table:table-cell>
          <table:table-cell table:formula="of:=[.M86]/[.$I86]" office:value-type="percentage" office:value="1" calcext:value-type="percentage">
            <text:p>100.00%</text:p>
          </table:table-cell>
          <table:table-cell/>
          <table:table-cell table:formula="of:=[.I85]/[.I86]" office:value-type="float" office:value="11.4474867151006" calcext:value-type="float">
            <text:p>11.4474867151006</text:p>
          </table:table-cell>
          <table:table-cell table:formula="of:=[.W86]/[.A86]" office:value-type="float" office:value="0.408838811253594" calcext:value-type="float">
            <text:p>0.40883881125359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table:number-columns-repeated="17"/>
          <table:table-cell table:style-name="Default" table:number-columns-repeated="4"/>
          <table:table-cell table:number-columns-repeated="44"/>
        </table:table-row>
        <table:table-row table:style-name="ro1">
          <table:table-cell table:style-name="ce9" table:number-columns-repeated="3"/>
          <table:table-cell table:number-columns-repeated="14"/>
          <table:table-cell table:style-name="Default" table:number-columns-repeated="4"/>
          <table:table-cell table:number-columns-repeated="44"/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number-columns-repeated="17"/>
          <table:table-cell table:style-name="Default" table:number-columns-repeated="4"/>
          <table:table-cell table:number-columns-repeated="44"/>
        </table:table-row>
        <table:table-row table:style-name="ro1">
          <table:table-cell table:style-name="ce9" table:number-columns-repeated="3"/>
          <table:table-cell table:number-columns-repeated="14"/>
          <table:table-cell table:style-name="Default" table:number-columns-repeated="4"/>
          <table:table-cell table:number-columns-repeated="44"/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number-columns-repeated="17"/>
          <table:table-cell table:style-name="Default" table:number-columns-repeated="4"/>
          <table:table-cell table:number-columns-repeated="44"/>
        </table:table-row>
        <table:table-row table:style-name="ro1">
          <table:table-cell table:style-name="ce9" table:number-columns-repeated="3"/>
          <table:table-cell table:number-columns-repeated="14"/>
          <table:table-cell table:style-name="Default" table:number-columns-repeated="4"/>
          <table:table-cell table:number-columns-repeated="44"/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number-columns-repeated="17"/>
          <table:table-cell table:style-name="Default" table:number-columns-repeated="4"/>
          <table:table-cell table:number-columns-repeated="44"/>
        </table:table-row>
        <table:table-row table:style-name="ro1">
          <table:table-cell table:style-name="ce9" table:number-columns-repeated="3"/>
          <table:table-cell table:number-columns-repeated="14"/>
          <table:table-cell table:style-name="Default" table:number-columns-repeated="4"/>
          <table:table-cell table:number-columns-repeated="44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15"/>
          <table:table-cell table:style-name="ce10"/>
          <table:table-cell table:number-columns-repeated="4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17"/>
          <table:table-cell table:style-name="Default" table:number-columns-repeated="4"/>
          <table:table-cell table:number-columns-repeated="44"/>
        </table:table-row>
        <table:table-row table:style-name="ro1">
          <table:table-cell table:style-name="ce9" table:number-columns-repeated="3"/>
          <table:table-cell table:number-columns-repeated="14"/>
          <table:table-cell table:style-name="Default" table:number-columns-repeated="4"/>
          <table:table-cell table:number-columns-repeated="44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15"/>
          <table:table-cell table:style-name="ce10"/>
          <table:table-cell table:number-columns-repeated="49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16:56:40.2949423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7T08:06:55.950246449</meta:creation-date>
    <dc:date>2021-12-06T16:57:43.038321905</dc:date>
    <meta:editing-duration>P3DT11H46M1S</meta:editing-duration>
    <meta:editing-cycles>358</meta:editing-cycles>
    <meta:generator>LibreOffice/7.1.7.2$Linux_X86_64 LibreOffice_project/10$Build-2</meta:generator>
    <meta:document-statistic meta:table-count="2" meta:cell-count="1833" meta:object-count="0"/>
  </office:meta>
</office:document-meta>
</file>